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en" fo:country="CA" officeooo:rsid="00218ce0" officeooo:paragraph-rsid="0049e2db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CA" officeooo:rsid="00218ce0" officeooo:paragraph-rsid="0049e2db"/>
    </style:style>
    <style:style style:name="P7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9" style:family="paragraph" style:parent-style-name="Standard">
      <style:text-properties style:font-name="Consolas" fo:font-size="8pt" fo:language="en" fo:country="CA" officeooo:rsid="0017f0ec" officeooo:paragraph-rsid="0074c276" style:font-size-asian="8pt" style:font-size-complex="8pt"/>
    </style:style>
    <style:style style:name="P10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743d40" style:font-size-asian="8pt" style:font-size-complex="8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743d40" style:font-size-asian="8pt" style:font-size-complex="8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fo:font-weight="bold" officeooo:rsid="005a0f0c" officeooo:paragraph-rsid="00743d40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125a5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43d40" style:font-size-asian="10pt" style:font-size-complex="10pt"/>
    </style:style>
    <style:style style:name="P22" style:family="paragraph" style:parent-style-name="Standard">
      <style:text-properties style:font-name="Consolas" fo:font-size="10pt" fo:language="en" fo:country="CA" officeooo:rsid="0074c276" officeooo:paragraph-rsid="0074c276" style:font-size-asian="10pt" style:font-size-complex="10pt"/>
    </style:style>
    <style:style style:name="P23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125a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43d40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33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34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5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6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9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40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41" style:family="paragraph" style:parent-style-name="Standard">
      <style:text-properties fo:font-size="10pt" fo:language="en" fo:country="CA" officeooo:rsid="0017f0ec" officeooo:paragraph-rsid="0074c276" style:font-size-asian="10pt" style:font-size-complex="10pt"/>
    </style:style>
    <style:style style:name="P42" style:family="paragraph" style:parent-style-name="Standard">
      <style:text-properties fo:font-size="10pt" fo:language="en" fo:country="CA" officeooo:rsid="0017f0ec" officeooo:paragraph-rsid="00758aac" style:font-size-asian="10pt" style:font-size-complex="10pt"/>
    </style:style>
    <style:style style:name="P43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44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45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46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4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48" style:family="paragraph" style:parent-style-name="Standard">
      <loext:graphic-properties draw:fill="none"/>
      <style:paragraph-properties fo:margin-left="3.799cm" fo:margin-right="0cm" fo:text-indent="-3.799cm" style:auto-text-indent="false" fo:background-color="transparent"/>
      <style:text-properties fo:font-size="10pt" fo:language="en" fo:country="CA" officeooo:rsid="0026661d" officeooo:paragraph-rsid="0026661d" style:font-size-asian="10pt" style:font-size-complex="10pt"/>
    </style:style>
    <style:style style:name="P49" style:family="paragraph" style:parent-style-name="Standard" style:master-page-name="">
      <loext:graphic-properties draw:fill="none"/>
      <style:paragraph-properties fo:margin-left="3.3cm" fo:margin-right="0cm" fo:text-indent="-3.3cm" style:auto-text-indent="false" style:page-number="auto" fo:background-color="transparent"/>
      <style:text-properties fo:font-size="10pt" fo:language="en" fo:country="CA" officeooo:rsid="0026661d" officeooo:paragraph-rsid="0026661d" style:font-size-asian="10pt" style:font-size-complex="10pt"/>
    </style:style>
    <style:style style:name="P50" style:family="paragraph" style:parent-style-name="Standard">
      <loext:graphic-properties draw:fill="none"/>
      <style:paragraph-properties fo:margin-left="3.3cm" fo:margin-right="0cm" fo:text-indent="-3.3cm" style:auto-text-indent="false" fo:background-color="transparent"/>
      <style:text-properties fo:font-size="10pt" fo:language="en" fo:country="CA" officeooo:rsid="0026661d" officeooo:paragraph-rsid="0026661d" style:font-size-asian="10pt" style:font-size-complex="10pt"/>
    </style:style>
    <style:style style:name="P51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52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53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54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55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57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59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61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62" style:family="paragraph" style:parent-style-name="Standard">
      <style:text-properties fo:font-size="10pt" fo:language="en" fo:country="CA" officeooo:rsid="00294a6a" officeooo:paragraph-rsid="007d3f5a" style:font-size-asian="10pt" style:font-size-complex="10pt"/>
    </style:style>
    <style:style style:name="P63" style:family="paragraph" style:parent-style-name="Standard">
      <style:text-properties fo:font-size="10pt" fo:language="en" fo:country="CA" officeooo:rsid="00294a6a" officeooo:paragraph-rsid="0088b11b" style:font-size-asian="10pt" style:font-size-complex="10pt"/>
    </style:style>
    <style:style style:name="P64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66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67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69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70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71" style:family="paragraph" style:parent-style-name="Standard">
      <style:text-properties fo:font-size="10pt" fo:language="en" fo:country="CA" officeooo:rsid="002b6448" officeooo:paragraph-rsid="007d3f5a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73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7cd0ac" style:font-size-asian="10pt" style:font-size-complex="10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81f966" style:font-size-asian="10pt" style:font-size-complex="10pt"/>
    </style:style>
    <style:style style:name="P77" style:family="paragraph" style:parent-style-name="Standard">
      <style:text-properties fo:font-size="10pt" fo:language="en" fo:country="CA" officeooo:rsid="002d0327" officeooo:paragraph-rsid="008a3bda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743d40" style:font-size-asian="10pt" style:font-size-complex="10pt"/>
    </style:style>
    <style:style style:name="P80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81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82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83dac7" style:font-size-asian="10pt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125a5" style:font-size-asian="10pt" style:font-size-complex="10pt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43d40" style:font-size-asian="10pt" style:font-size-complex="10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125a5" style:font-size-asian="10pt" style:font-size-complex="10pt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43d40" style:font-size-asian="10pt" style:font-size-complex="10pt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105" style:family="paragraph" style:parent-style-name="Text_20_body">
      <style:text-properties fo:font-size="10pt" fo:language="en" fo:country="CA" officeooo:rsid="0074c276" officeooo:paragraph-rsid="0074c276" style:font-size-asian="10pt" style:font-size-complex="10pt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78dcb4" officeooo:paragraph-rsid="0078dcb4" style:font-size-asian="10pt" style:font-size-complex="10pt"/>
    </style:style>
    <style:style style:name="P107" style:family="paragraph" style:parent-style-name="Standard">
      <style:text-properties fo:font-size="10pt" fo:language="en" fo:country="CA" officeooo:rsid="0078dcb4" officeooo:paragraph-rsid="0078dcb4" style:font-size-asian="10pt" style:font-size-complex="10pt"/>
    </style:style>
    <style:style style:name="P108" style:family="paragraph" style:parent-style-name="Standard">
      <style:text-properties fo:font-size="10pt" fo:language="en" fo:country="CA" officeooo:rsid="007e8c9e" officeooo:paragraph-rsid="007ecd7a" style:font-size-asian="10pt" style:font-size-complex="10pt"/>
    </style:style>
    <style:style style:name="P109" style:family="paragraph" style:parent-style-name="Standard">
      <style:text-properties fo:font-size="10pt" fo:language="en" fo:country="CA" officeooo:rsid="007ecd7a" officeooo:paragraph-rsid="007ecd7a" style:font-size-asian="10pt" style:font-size-complex="10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83dac7" style:font-size-asian="10pt" style:font-size-complex="10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83dac7" officeooo:paragraph-rsid="0083dac7" style:font-size-asian="10pt" style:font-size-complex="10pt"/>
    </style:style>
    <style:style style:name="P112" style:family="paragraph" style:parent-style-name="Standard">
      <style:text-properties fo:font-size="10pt" fo:language="en" fo:country="CA" officeooo:rsid="007cd0ac" officeooo:paragraph-rsid="007ecd7a" style:font-size-asian="10pt" style:font-size-complex="10pt"/>
    </style:style>
    <style:style style:name="P113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114" style:family="paragraph" style:parent-style-name="Text_20_body">
      <style:text-properties fo:font-size="10pt" officeooo:rsid="007b780f" officeooo:paragraph-rsid="007b780f" style:font-size-asian="10pt" style:font-size-complex="10pt"/>
    </style:style>
    <style:style style:name="P115" style:family="paragraph" style:parent-style-name="Text_20_body">
      <style:text-properties officeooo:rsid="00404350" officeooo:paragraph-rsid="004163b9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118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120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121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P122" style:family="paragraph" style:parent-style-name="Standard">
      <style:paragraph-properties fo:margin-left="1.251cm" fo:margin-right="0cm" fo:text-indent="0cm" style:auto-text-indent="false"/>
    </style:style>
    <style:style style:name="P123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124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125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126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127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28" style:family="paragraph" style:parent-style-name="Standard">
      <style:paragraph-properties fo:margin-left="0cm" fo:margin-right="0cm" fo:text-indent="0cm" style:auto-text-indent="false"/>
      <style:text-properties officeooo:rsid="00744181" officeooo:paragraph-rsid="00744181"/>
    </style:style>
    <style:style style:name="P129" style:family="paragraph" style:parent-style-name="Text_20_body">
      <style:text-properties officeooo:paragraph-rsid="0074c276"/>
    </style:style>
    <style:style style:name="P130" style:family="paragraph" style:parent-style-name="Text_20_body">
      <style:text-properties officeooo:rsid="0074c276" officeooo:paragraph-rsid="0074c276"/>
    </style:style>
    <style:style style:name="P131" style:family="paragraph" style:parent-style-name="Text_20_body">
      <style:text-properties officeooo:paragraph-rsid="007518c2"/>
    </style:style>
    <style:style style:name="P1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5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6" style:family="paragraph" style:parent-style-name="Contents_20_Heading">
      <style:paragraph-properties fo:break-before="page"/>
    </style:style>
    <style:style style:name="P13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rsid="007c134c" officeooo:paragraph-rsid="007c134c"/>
    </style:style>
    <style:style style:name="P138" style:family="paragraph" style:parent-style-name="Text_20_body">
      <style:text-properties officeooo:rsid="007cd0ac" officeooo:paragraph-rsid="007cd0ac"/>
    </style:style>
    <style:style style:name="P139" style:family="paragraph" style:parent-style-name="Heading_20_1">
      <style:paragraph-properties fo:break-before="page"/>
    </style:style>
    <style:style style:name="P140" style:family="paragraph" style:parent-style-name="Heading_20_1" style:list-style-name=""/>
    <style:style style:name="P141" style:family="paragraph" style:parent-style-name="Heading_20_1">
      <style:paragraph-properties fo:break-before="page"/>
      <style:text-properties officeooo:rsid="005df147" officeooo:paragraph-rsid="005df147"/>
    </style:style>
    <style:style style:name="P142" style:family="paragraph" style:parent-style-name="Heading_20_2">
      <style:text-properties officeooo:paragraph-rsid="0084fa35"/>
    </style:style>
    <style:style style:name="P143" style:family="paragraph" style:parent-style-name="Heading_20_3">
      <style:text-properties fo:font-size="10pt" style:font-size-asian="10pt" style:font-size-complex="10pt"/>
    </style:style>
    <style:style style:name="P144" style:family="paragraph" style:parent-style-name="Heading_20_3">
      <style:text-properties officeooo:paragraph-rsid="007c134c"/>
    </style:style>
    <style:style style:name="P145" style:family="paragraph" style:parent-style-name="Heading_20_3">
      <style:text-properties officeooo:paragraph-rsid="0084fa35"/>
    </style:style>
    <style:style style:name="P146" style:family="paragraph" style:parent-style-name="Heading_20_3">
      <style:text-properties officeooo:rsid="0084fa35" officeooo:paragraph-rsid="0084fa35"/>
    </style:style>
    <style:style style:name="P147" style:family="paragraph" style:parent-style-name="Heading_20_4">
      <style:text-properties fo:font-size="10pt" fo:language="en" fo:country="CA" officeooo:rsid="0017f0ec" officeooo:paragraph-rsid="0086e3c7" style:font-size-asian="10pt" style:font-size-complex="10pt"/>
    </style:style>
    <style:style style:name="P148" style:family="paragraph" style:parent-style-name="Heading_20_4">
      <style:paragraph-properties fo:keep-with-next="always"/>
      <style:text-properties style:font-name="Liberation Sans" style:font-name-asian="Microsoft YaHei" style:font-name-complex="Lucida Sans1"/>
    </style:style>
    <style:style style:name="P149" style:family="paragraph" style:parent-style-name="Heading_20_4">
      <style:text-properties officeooo:paragraph-rsid="0083dac7"/>
    </style:style>
    <style:style style:name="P150" style:family="paragraph" style:parent-style-name="Heading_20_4">
      <style:text-properties officeooo:paragraph-rsid="00744181"/>
    </style:style>
    <style:style style:name="P151" style:family="paragraph" style:parent-style-name="Heading_20_4">
      <style:paragraph-properties fo:keep-with-next="always"/>
    </style:style>
    <style:style style:name="P152" style:family="paragraph" style:parent-style-name="Heading_20_4">
      <style:text-properties officeooo:paragraph-rsid="00743d40"/>
    </style:style>
    <style:style style:name="P153" style:family="paragraph" style:parent-style-name="Heading_20_4">
      <style:paragraph-properties fo:keep-with-next="always"/>
      <style:text-properties officeooo:paragraph-rsid="00743d40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395ea" style:font-weight-asian="bold" style:font-weight-complex="bold"/>
    </style:style>
    <style:style style:name="T9" style:family="text">
      <style:text-properties fo:font-weight="bold" officeooo:rsid="005a0f0c" style:font-weight-asian="bold" style:font-weight-complex="bold"/>
    </style:style>
    <style:style style:name="T10" style:family="text">
      <style:text-properties fo:font-weight="bold" officeooo:rsid="00743d40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8ddac"/>
    </style:style>
    <style:style style:name="T27" style:family="text">
      <style:text-properties officeooo:rsid="003aaece"/>
    </style:style>
    <style:style style:name="T28" style:family="text">
      <style:text-properties officeooo:rsid="003d6e0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eeb0c" style:font-weight-asian="normal" style:font-weight-complex="normal"/>
    </style:style>
    <style:style style:name="T31" style:family="text">
      <style:text-properties fo:font-weight="normal" officeooo:rsid="003f3636" style:font-weight-asian="normal" style:font-weight-complex="normal"/>
    </style:style>
    <style:style style:name="T32" style:family="text">
      <style:text-properties fo:font-weight="normal" officeooo:rsid="005a0f0c" style:font-weight-asian="normal" style:font-weight-complex="normal"/>
    </style:style>
    <style:style style:name="T33" style:family="text">
      <style:text-properties fo:font-weight="normal" officeooo:rsid="00678388" style:font-weight-asian="normal" style:font-weight-complex="normal"/>
    </style:style>
    <style:style style:name="T34" style:family="text">
      <style:text-properties fo:font-weight="normal" officeooo:rsid="00684d0a" style:font-weight-asian="normal" style:font-weight-complex="normal"/>
    </style:style>
    <style:style style:name="T35" style:family="text">
      <style:text-properties fo:font-weight="normal" officeooo:rsid="00697c59" style:font-weight-asian="normal" style:font-weight-complex="normal"/>
    </style:style>
    <style:style style:name="T36" style:family="text">
      <style:text-properties fo:font-weight="normal" officeooo:rsid="0074c276" style:font-weight-asian="normal" style:font-weight-complex="normal"/>
    </style:style>
    <style:style style:name="T37" style:family="text">
      <style:text-properties fo:font-weight="normal" officeooo:rsid="00404350" style:font-weight-asian="normal" style:font-weight-complex="normal"/>
    </style:style>
    <style:style style:name="T38" style:family="text">
      <style:text-properties fo:font-weight="normal" officeooo:rsid="005fc750" style:font-weight-asian="normal" style:font-weight-complex="normal"/>
    </style:style>
    <style:style style:name="T39" style:family="text">
      <style:text-properties fo:font-weight="normal" officeooo:rsid="007518c2" style:font-weight-asian="normal" style:font-weight-complex="normal"/>
    </style:style>
    <style:style style:name="T40" style:family="text">
      <style:text-properties fo:font-weight="normal" officeooo:rsid="0033c0cd" style:font-weight-asian="normal" style:font-weight-complex="normal"/>
    </style:style>
    <style:style style:name="T41" style:family="text">
      <style:text-properties fo:font-weight="normal" officeooo:rsid="003b0187" style:font-weight-asian="normal" style:font-weight-complex="normal"/>
    </style:style>
    <style:style style:name="T42" style:family="text">
      <style:text-properties fo:font-weight="normal" officeooo:rsid="007125a5" style:font-weight-asian="normal" style:font-weight-complex="normal"/>
    </style:style>
    <style:style style:name="T43" style:family="text">
      <style:text-properties fo:font-weight="normal" officeooo:rsid="00743d40" style:font-weight-asian="normal" style:font-weight-complex="normal"/>
    </style:style>
    <style:style style:name="T44" style:family="text">
      <style:text-properties fo:font-weight="normal" officeooo:rsid="003aaece" style:font-weight-asian="normal" style:font-weight-complex="normal"/>
    </style:style>
    <style:style style:name="T45" style:family="text">
      <style:text-properties fo:font-weight="normal" officeooo:rsid="008e5341" style:font-weight-asian="normal" style:font-weight-complex="normal"/>
    </style:style>
    <style:style style:name="T46" style:family="text">
      <style:text-properties officeooo:rsid="003eeb0c"/>
    </style:style>
    <style:style style:name="T47" style:family="text">
      <style:text-properties officeooo:rsid="0040435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4163b9"/>
    </style:style>
    <style:style style:name="T50" style:family="text">
      <style:text-properties officeooo:rsid="0044a89d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467bf9" style:font-size-asian="10pt" style:font-size-complex="10pt"/>
    </style:style>
    <style:style style:name="T53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56" style:family="text">
      <style:text-properties fo:font-size="10pt" fo:language="en" fo:country="CA" style:font-size-asian="10pt" style:font-size-complex="10pt"/>
    </style:style>
    <style:style style:name="T57" style:family="text">
      <style:text-properties fo:font-size="10pt" fo:language="en" fo:country="CA" officeooo:rsid="0074c276" style:font-size-asian="10pt" style:font-size-complex="10pt"/>
    </style:style>
    <style:style style:name="T58" style:family="text">
      <style:text-properties officeooo:rsid="00467bf9"/>
    </style:style>
    <style:style style:name="T59" style:family="text">
      <style:text-properties officeooo:rsid="00472faf"/>
    </style:style>
    <style:style style:name="T60" style:family="text">
      <style:text-properties officeooo:rsid="00485dc1"/>
    </style:style>
    <style:style style:name="T61" style:family="text">
      <style:text-properties officeooo:rsid="0049e2db"/>
    </style:style>
    <style:style style:name="T62" style:family="text">
      <style:text-properties officeooo:rsid="004bb8c3"/>
    </style:style>
    <style:style style:name="T63" style:family="text">
      <style:text-properties officeooo:rsid="004d3dc1"/>
    </style:style>
    <style:style style:name="T64" style:family="text">
      <style:text-properties officeooo:rsid="004e72a8"/>
    </style:style>
    <style:style style:name="T65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66" style:family="text">
      <style:text-properties officeooo:rsid="004fa06d"/>
    </style:style>
    <style:style style:name="T67" style:family="text">
      <style:text-properties officeooo:rsid="00518d37"/>
    </style:style>
    <style:style style:name="T68" style:family="text">
      <style:text-properties officeooo:rsid="00535c5d"/>
    </style:style>
    <style:style style:name="T69" style:family="text">
      <style:text-properties officeooo:rsid="005461f7"/>
    </style:style>
    <style:style style:name="T70" style:family="text">
      <style:text-properties officeooo:rsid="00560aae"/>
    </style:style>
    <style:style style:name="T71" style:family="text">
      <style:text-properties officeooo:rsid="00580456"/>
    </style:style>
    <style:style style:name="T72" style:family="text">
      <style:text-properties officeooo:rsid="005a0299"/>
    </style:style>
    <style:style style:name="T73" style:family="text">
      <style:text-properties officeooo:rsid="005a0f0c"/>
    </style:style>
    <style:style style:name="T74" style:family="text">
      <style:text-properties officeooo:rsid="005ac51c"/>
    </style:style>
    <style:style style:name="T75" style:family="text">
      <style:text-properties officeooo:rsid="006122fb"/>
    </style:style>
    <style:style style:name="T76" style:family="text">
      <style:text-properties style:font-name="Consolas" fo:font-size="8pt" style:font-size-asian="8pt" style:font-size-complex="8pt"/>
    </style:style>
    <style:style style:name="T77" style:family="text">
      <style:text-properties officeooo:rsid="0061c816"/>
    </style:style>
    <style:style style:name="T78" style:family="text">
      <style:text-properties officeooo:rsid="00659ef8"/>
    </style:style>
    <style:style style:name="T79" style:family="text">
      <style:text-properties officeooo:rsid="00678388"/>
    </style:style>
    <style:style style:name="T80" style:family="text">
      <style:text-properties officeooo:rsid="00684d0a"/>
    </style:style>
    <style:style style:name="T81" style:family="text">
      <style:text-properties officeooo:rsid="00697c59"/>
    </style:style>
    <style:style style:name="T82" style:family="text">
      <style:text-properties officeooo:rsid="006ad5b4"/>
    </style:style>
    <style:style style:name="T83" style:family="text">
      <style:text-properties officeooo:rsid="006c3c62"/>
    </style:style>
    <style:style style:name="T84" style:family="text">
      <style:text-properties officeooo:rsid="006e2d9d"/>
    </style:style>
    <style:style style:name="T85" style:family="text">
      <style:text-properties officeooo:rsid="006f31b2"/>
    </style:style>
    <style:style style:name="T86" style:family="text">
      <style:text-properties officeooo:rsid="007125a5"/>
    </style:style>
    <style:style style:name="T87" style:family="text">
      <style:text-properties officeooo:rsid="00743d40"/>
    </style:style>
    <style:style style:name="T88" style:family="text">
      <style:text-properties officeooo:rsid="003cff04"/>
    </style:style>
    <style:style style:name="T89" style:family="text">
      <style:text-properties officeooo:rsid="0074c276"/>
    </style:style>
    <style:style style:name="T90" style:family="text">
      <style:text-properties officeooo:rsid="00758aac"/>
    </style:style>
    <style:style style:name="T91" style:family="text">
      <style:text-properties officeooo:rsid="0077c695"/>
    </style:style>
    <style:style style:name="T92" style:family="text">
      <style:text-properties officeooo:rsid="0078dcb4"/>
    </style:style>
    <style:style style:name="T93" style:family="text">
      <style:text-properties officeooo:rsid="0079f74a"/>
    </style:style>
    <style:style style:name="T94" style:family="text">
      <style:text-properties fo:font-variant="small-caps" fo:font-size="8pt" fo:font-weight="normal" officeooo:rsid="003395ea" style:font-size-asian="8pt" style:font-weight-asian="normal" style:font-size-complex="8pt" style:font-weight-complex="normal"/>
    </style:style>
    <style:style style:name="T95" style:family="text">
      <style:text-properties fo:font-variant="small-caps" fo:font-weight="normal" style:font-weight-asian="normal" style:font-weight-complex="normal"/>
    </style:style>
    <style:style style:name="T96" style:family="text">
      <style:text-properties fo:font-variant="small-caps" fo:font-weight="normal" officeooo:rsid="003593df" style:font-weight-asian="normal" style:font-weight-complex="normal"/>
    </style:style>
    <style:style style:name="T97" style:family="text">
      <style:text-properties fo:font-variant="small-caps" fo:font-weight="normal" officeooo:rsid="003395ea" style:font-weight-asian="normal" style:font-weight-complex="normal"/>
    </style:style>
    <style:style style:name="T98" style:family="text">
      <style:text-properties fo:font-variant="small-caps" fo:font-weight="normal" officeooo:rsid="0061c816" style:font-weight-asian="normal" style:font-weight-complex="normal"/>
    </style:style>
    <style:style style:name="T99" style:family="text">
      <style:text-properties fo:font-variant="small-caps" fo:font-size="9pt" fo:font-weight="normal" officeooo:rsid="003593df" style:font-size-asian="9pt" style:font-weight-asian="normal" style:font-size-complex="9pt" style:font-weight-complex="normal"/>
    </style:style>
    <style:style style:name="T100" style:family="text">
      <style:text-properties fo:font-variant="small-caps" style:font-name="Liberation Sans" fo:font-size="8pt" fo:font-style="italic" style:text-underline-style="none" fo:font-weight="normal" officeooo:rsid="003395ea" style:font-name-asian="Microsoft YaHei" style:font-size-asian="8pt" style:font-style-asian="italic" style:font-weight-asian="normal" style:font-name-complex="Lucida Sans1" style:font-size-complex="8pt" style:font-style-complex="italic" style:font-weight-complex="normal"/>
    </style:style>
    <style:style style:name="T101" style:family="text">
      <style:text-properties fo:font-variant="small-caps" style:font-name="Liberation Sans" fo:font-weight="normal" officeooo:rsid="003593df" style:font-name-asian="Microsoft YaHei" style:font-size-asian="9pt" style:font-weight-asian="normal" style:font-name-complex="Lucida Sans1" style:font-size-complex="9pt" style:font-weight-complex="normal"/>
    </style:style>
    <style:style style:name="T102" style:family="text">
      <style:text-properties fo:font-variant="small-caps" style:font-name="Liberation Sans" fo:font-weight="normal" officeooo:rsid="003593df" style:font-name-asian="Microsoft YaHei" style:font-weight-asian="normal" style:font-name-complex="Lucida Sans1" style:font-weight-complex="normal"/>
    </style:style>
    <style:style style:name="T103" style:family="text">
      <style:text-properties officeooo:rsid="007cd0ac"/>
    </style:style>
    <style:style style:name="T104" style:family="text">
      <style:text-properties officeooo:rsid="007d3f5a"/>
    </style:style>
    <style:style style:name="T105" style:family="text">
      <style:text-properties officeooo:rsid="007e8c9e"/>
    </style:style>
    <style:style style:name="T106" style:family="text">
      <style:text-properties officeooo:rsid="00806272"/>
    </style:style>
    <style:style style:name="T107" style:family="text">
      <style:text-properties officeooo:rsid="0083dac7"/>
    </style:style>
    <style:style style:name="T108" style:family="text">
      <style:text-properties officeooo:rsid="0086e3c7"/>
    </style:style>
    <style:style style:name="T109" style:family="text">
      <style:text-properties officeooo:rsid="0088b11b"/>
    </style:style>
    <style:style style:name="T110" style:family="text">
      <style:text-properties officeooo:rsid="008a3bda"/>
    </style:style>
    <style:style style:name="T111" style:family="text">
      <style:text-properties officeooo:rsid="008acea1"/>
    </style:style>
    <style:style style:name="T112" style:family="text">
      <style:text-properties officeooo:rsid="008b02c3"/>
    </style:style>
    <style:style style:name="T113" style:family="text">
      <style:text-properties officeooo:rsid="008da1a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78">P</text:span>recursors</text:p>
      <text:p text:style-name="P127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7">F</text:span>oreword <text:span text:style-name="T59">and credits</text:span><text:bookmark-end text:name="__RefHeading___Toc1073_3271568549"/></text:h>
      <text:p text:style-name="P115">This is a mod <text:span text:style-name="T78">for</text:span> the <text:span text:style-name="T63">wonderful</text:span> game <text:span text:style-name="T49">developed by Ray Fowler:</text:span> <text:span text:style-name="T5">Remnants of the Precursors</text:span><text:span text:style-name="T29">, which is a modernization of the 1993 strategy game "Master of Orion"</text:span></text:p>
      <text:p text:style-name="P124">Links <text:span text:style-name="T79">to the creator</text:span></text:p>
      <text:p text:style-name="P116"><text:span text:style-name="T48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116"><text:span text:style-name="T48">Community subreddit:</text:span> <text:a xlink:type="simple" xlink:href="https://www.reddit.com/r/rotp/" text:style-name="Internet_20_link" text:visited-style-name="Visited_20_Internet_20_Link">https://www.reddit.com/r/rotp/</text:a></text:p>
      <text:p text:style-name="P116"><text:span text:style-name="T48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116"><text:span text:style-name="T48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116"/>
      <text:p text:style-name="P125">Links <text:span text:style-name="T79">to the other modders</text:span></text:p>
      <text:p text:style-name="P118">This mod also include the <text:span text:style-name="T58">major </text:span>contributions of several active modders:</text:p>
      <text:p text:style-name="P119">The <text:span text:style-name="T47">Fusion </text:span>m<text:span text:style-name="T47">od </text:span>with it challenging AI by Xilmi.</text:p>
      <text:p text:style-name="P117"><text:span text:style-name="T51"><text:tab/></text:span><text:span text:style-name="T52">GitHub</text:span><text:span text:style-name="T51"> site: </text:span><text:a xlink:type="simple" xlink:href="https://github.com/Xilmi/rotp-coder/releases/" text:style-name="Internet_20_link" text:visited-style-name="Visited_20_Internet_20_Link"><text:span text:style-name="T51">https://github.com/Xilmi/rotp-coder/releases/</text:span></text:a></text:p>
      <text:p text:style-name="P119">The Modnar mod with its nice addition by <text:span text:style-name="T50">M</text:span>odnar_<text:span text:style-name="T50">H</text:span>ajile</text:p>
      <text:p text:style-name="P126"><text:span text:style-name="T53"><text:tab/></text:span><text:span text:style-name="T54">GitHub</text:span><text:span text:style-name="T53"> site: </text:span><text:a xlink:type="simple" xlink:href="https://github.com/modnar-hajile/rotp/releases/" text:style-name="Internet_20_link" text:visited-style-name="Visited_20_Internet_20_Link"><text:span text:style-name="T55">https://github.com/modnar-hajile/rotp/releases/</text:span></text:a></text:p>
      <text:p text:style-name="P119">The Governor mod, <text:span text:style-name="T50">the indispensable micro management remover, by coder111</text:span></text:p>
      <text:p text:style-name="P126"><text:span text:style-name="T53"><text:tab/></text:span><text:span text:style-name="T54">GitHub</text:span><text:span text:style-name="T53"> site: </text:span><text:a xlink:type="simple" xlink:href="https://github.com/coder111111/rotp-public/releases/" text:style-name="Internet_20_link" text:visited-style-name="Visited_20_Internet_20_Link"><text:span text:style-name="T55">https://github.com/coder111111/rotp-public/releases/</text:span></text:a></text:p>
      <text:p text:style-name="P120"/>
      <text:p text:style-name="P125">Links <text:span text:style-name="T79">to </text:span><text:span text:style-name="T81">BrokenRegistry</text:span><text:span text:style-name="T79"> Profiles Manager Mods</text:span></text:p>
      <text:p text:style-name="P118"><text:span text:style-name="T80">Common Web Site</text:span><text:span text:style-name="T79">:<text:tab/></text:span><text:a xlink:type="simple" xlink:href="https://brokenregistry.github.io/" text:style-name="Internet_20_link" text:visited-style-name="Visited_20_Internet_20_Link"><text:span text:style-name="T79">https://brokenregistry.github.io</text:span></text:a></text:p>
      <text:p text:style-name="P129"><text:span text:style-name="T34">Last </text:span><text:span text:style-name="T36">PDF </text:span><text:span text:style-name="T34">version of this file</text:span><text:span text:style-name="T33">:<text:tab/></text:span><text:a xlink:type="simple" xlink:href="https://brokenregistry.github.io/pdf/Profiles.pdf" text:style-name="Internet_20_link" text:visited-style-name="Visited_20_Internet_20_Link"><text:span text:style-name="T35">https://brokenregistry.github.io/pdf/Profiles.pdf</text:span></text:a><text:span text:style-name="T35"> </text:span></text:p>
      <text:p text:style-name="P129"><text:span text:style-name="T34">Last </text:span><text:span text:style-name="T36">original </text:span><text:span text:style-name="T34">version of this file</text:span><text:span text:style-name="T33">:<text:tab/></text:span><text:a xlink:type="simple" xlink:href="https://brokenregistry.github.io/pdf/Profiles.odt" text:style-name="Internet_20_link" text:visited-style-name="Visited_20_Internet_20_Link"><text:span text:style-name="T35">https://brokenregistry.github.io/pdf/Profiles.</text:span></text:a><text:a xlink:type="simple" xlink:href="https://brokenregistry.github.io/pdf/Profiles.odt" text:style-name="Internet_20_link" text:visited-style-name="Visited_20_Internet_20_Link"><text:span text:style-name="T36">odt</text:span></text:a></text:p>
      <text:p text:style-name="P131"><text:span text:style-name="T39">Base</text:span><text:span text:style-name="T33"> fork:<text:tab/></text:span><text:a xlink:type="simple" xlink:href="https://github.com/BrokenRegistry/Rotp-Base-BR/releases" text:style-name="Internet_20_link" text:visited-style-name="Visited_20_Internet_20_Link"><text:span text:style-name="T39">https://github.com/BrokenRegistry/Rotp-Base-BR/releases</text:span></text:a></text:p>
      <text:p text:style-name="P131"><text:span text:style-name="T33">M</text:span><text:span text:style-name="T37">od</text:span><text:span text:style-name="T33">nar fork:<text:tab/></text:span><text:a xlink:type="simple" xlink:href="https://github.com/BrokenRegistry/Rotp-Modnar-BR/releases" text:style-name="Internet_20_link" text:visited-style-name="Visited_20_Internet_20_Link"><text:span text:style-name="T38">https://github.com/BrokenRegistry/</text:span></text:a><text:a xlink:type="simple" xlink:href="https://github.com/BrokenRegistry/Rotp-Modnar-BR/releases" text:style-name="Internet_20_link" text:visited-style-name="Visited_20_Internet_20_Link"><text:span text:style-name="T33">R</text:span></text:a><text:a xlink:type="simple" xlink:href="https://github.com/BrokenRegistry/Rotp-Modnar-BR/releases" text:style-name="Internet_20_link" text:visited-style-name="Visited_20_Internet_20_Link"><text:span text:style-name="T38">otp-</text:span></text:a><text:a xlink:type="simple" xlink:href="https://github.com/BrokenRegistry/Rotp-Modnar-BR/releases" text:style-name="Internet_20_link" text:visited-style-name="Visited_20_Internet_20_Link"><text:span text:style-name="T33">Modnar-BR</text:span></text:a><text:a xlink:type="simple" xlink:href="https://github.com/BrokenRegistry/Rotp-Modnar-BR/releases" text:style-name="Internet_20_link" text:visited-style-name="Visited_20_Internet_20_Link"><text:span text:style-name="T38">/releases</text:span></text:a><text:span text:style-name="T38"> </text:span><text:span text:style-name="T39">(with extended races)</text:span></text:p>
      <text:p text:style-name="P131"><text:span text:style-name="T33">Xilmi fork:<text:tab/></text:span><text:a xlink:type="simple" xlink:href="https://github.com/BrokenRegistry/rotp-Xilmi-BR/releases" text:style-name="Internet_20_link" text:visited-style-name="Visited_20_Internet_20_Link"><text:span text:style-name="T39">https://github.com/BrokenRegistry/rotp-Xilmi-BR/releases</text:span></text:a></text:p>
      <text:p text:style-name="P131"><text:span text:style-name="T39">Mixed contributions</text:span><text:span text:style-name="T33">:<text:tab/></text:span><text:a xlink:type="simple" xlink:href="https://github.com/BrokenRegistry/Rotp-Fusion/releases" text:style-name="Internet_20_link" text:visited-style-name="Visited_20_Internet_20_Link"><text:span text:style-name="T45">https://github.com/BrokenRegistry/Rotp-Fusion/releases</text:span></text:a></text:p>
      <text:p text:style-name="P121">Based on Coder, Modnar and Xilmi mods, with all the extra races. New things are tested there.</text:p>
      <text:p text:style-name="P121">Of course not game save compatible! <text:span text:style-name="T109">And may change on every release!</text:span></text:p>
      <text:h text:style-name="P139" text:outline-level="1"><text:bookmark-start text:name="__RefHeading___Toc1075_3271568549"/>Introduction<text:bookmark-end text:name="__RefHeading___Toc1075_3271568549"/></text:h>
      <text:p text:style-name="P3"/>
      <text:h text:style-name="Heading_20_2" text:outline-level="2"><text:bookmark-start text:name="__RefHeading___Toc1077_3271568549"/>Main priority <text:span text:style-name="T4">for Profiles Manager</text:span>: <text:bookmark-end text:name="__RefHeading___Toc1077_3271568549"/></text:h>
      <text:p text:style-name="P29">This mod change nothing to the game without the user asking for a specific action!</text:p>
      <text:p text:style-name="P82">This mod is s<text:span text:style-name="T59">ave game compatible with the mod it </text:span><text:span text:style-name="T82">forked</text:span><text:span text:style-name="T59">, this </text:span><text:span text:style-name="T109">being</text:span><text:span text:style-name="T59"> </text:span><text:span text:style-name="T63">mandatory to</text:span><text:span text:style-name="T59"> allow </text:span><text:span text:style-name="T63">the </text:span><text:span text:style-name="T59">editing of the game files.</text:span></text:p>
      <text:p text:style-name="P29"/>
      <text:h text:style-name="Heading_20_2" text:outline-level="2"><text:bookmark-start text:name="__RefHeading___Toc1079_3271568549"/>Main functionalities:<text:bookmark-end text:name="__RefHeading___Toc1079_3271568549"/></text:h>
      <text:p text:style-name="P30">This mod allows <text:span text:style-name="T3">to save and reuse user preferred configurations as profiles.</text:span></text:p>
      <text:p text:style-name="P29">Each profiles may affects all parameters or only some!</text:p>
      <text:p text:style-name="P29">Several partial profiles can be loaded together to be combined.</text:p>
      <text:p text:style-name="P122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123">There is option<text:span text:style-name="T86">s</text:span> to ask for a random parameter<text:span text:style-name="T90">s</text:span>.</text:p>
      <text:p text:style-name="P128">If you have no interest for some parameters, you may hide them to reduce the file size.</text:p>
      <text:p text:style-name="P123"/>
      <text:p text:style-name="P44"><text:span text:style-name="T91">Some Game File editing: </text:span><text:span text:style-name="T109">W</text:span><text:span text:style-name="T60">hen loading a game file, </text:span><text:span text:style-name="T63">you have the </text:span><text:span text:style-name="T86">possibility</text:span><text:span text:style-name="T63"> to change </text:span>some parameters. <text:span text:style-name="T22">(The file it self is not altered)</text:span></text:p>
      <text:p text:style-name="P43"/>
      <text:h text:style-name="Heading_20_2" text:outline-level="2"><text:bookmark-start text:name="__RefHeading___Toc1081_3271568549"/><text:span text:style-name="T60">Workflow</text:span>:<text:bookmark-end text:name="__RefHeading___Toc1081_3271568549"/></text:h>
      <text:p text:style-name="P31">- The Standard configuration file (Remnant.cfg) is loaded.</text:p>
      <text:p text:style-name="P30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32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32">- <text:span text:style-name="T4">Before every action, the </text:span><text:span text:style-name="T3">Profiles</text:span>.cfg <text:span text:style-name="T4">is reloaded to take account of possible </text:span><text:span text:style-name="T60">user</text:span><text:span text:style-name="T4"> change</text:span><text:span text:style-name="T60">s</text:span><text:span text:style-name="T4">! </text:span><text:span text:style-name="T63">(Your preferred text file editor is the interface!</text:span></text:p>
      <text:p text:style-name="P36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60">in the </text:span><text:span text:style-name="T3">Profiles</text:span>.cfg<text:span text:style-name="T4">.</text:span></text:p>
      <text:p text:style-name="P36">- <text:span text:style-name="T4">To change a game file. Go to load menu, select the file and press “X”.</text:span></text:p>
      <text:p text:style-name="P45"><text:tab/><text:span text:style-name="T22">The file it self is not altered, but at the next saving, the new configuration will be saved too.</text:span></text:p>
      <text:p text:style-name="P31"/>
      <text:h text:style-name="Heading_20_2" text:outline-level="2"><text:bookmark-start text:name="__RefHeading___Toc1083_3271568549"/>Other functionalities:<text:bookmark-end text:name="__RefHeading___Toc1083_3271568549"/></text:h>
      <text:p text:style-name="P32">- <text:span text:style-name="T4">The default Star spacing can be adjusted.</text:span></text:p>
      <text:p text:style-name="P46">- The probability of Star <text:span text:style-name="T63">Type</text:span> can be adjusted.</text:p>
      <text:p text:style-name="P46">- The probability of <text:span text:style-name="T63">Planet</text:span> <text:span text:style-name="T63">Type</text:span> can be adjusted.</text:p>
      <text:p text:style-name="P42">- <text:span text:style-name="T11">The available opponent Races can be filtered.</text:span></text:p>
      <text:p text:style-name="P42">- <text:span text:style-name="T11">The available </text:span><text:span text:style-name="T90">AI</text:span><text:span text:style-name="T11"> can be filtered.</text:span></text:p>
      <text:p text:style-name="P42">- <text:span text:style-name="T63">The rolling sequence of the flags can be changed.</text:span></text:p>
      <text:p text:style-name="P32">- <text:span text:style-name="T60">Some Galaxy Pa</text:span><text:span text:style-name="T82">n</text:span><text:span text:style-name="T60"> zooming factors can be adjusted.</text:span></text:p>
      <text:p text:style-name="P32">- <text:span text:style-name="T90">Symmetric galaxies are now available</text:span></text:p>
      <text:p text:style-name="P32">- <text:span text:style-name="T90">Up to 6 companions words available, with a little bit of randomness.</text:span></text:p>
      <text:p text:style-name="P32">- <text:span text:style-name="T90">Restored the Fuel Range options</text:span></text:p>
      <text:p text:style-name="P32">- <text:span text:style-name="T91">Some more mouse control on GUI (Modnar and advanced)</text:span></text:p>
      <text:p text:style-name="P32">- <text:span text:style-name="T111">All races (including Modnar new races) and AI available together.</text:span></text:p>
      <text:p text:style-name="P32">- <text:span text:style-name="T112">T</text:span>otal mouse control <text:span text:style-name="T112">in</text:span> Modnar and Advanced GUI.</text:p>
      <text:p text:style-name="P32">- Added Player Ship Set selectio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6">Table of Contents</text:p>
          </text:index-title>
          <text:p text:style-name="P132"><text:a xlink:type="simple" xlink:href="#__RefHeading___Toc1073_3271568549" text:style-name="Index_20_Link" text:visited-style-name="Index_20_Link">Foreword and credits<text:tab/>1</text:a></text:p>
          <text:p text:style-name="P132"><text:a xlink:type="simple" xlink:href="#__RefHeading___Toc1075_3271568549" text:style-name="Index_20_Link" text:visited-style-name="Index_20_Link">Introduction<text:tab/>2</text:a></text:p>
          <text:p text:style-name="P133"><text:a xlink:type="simple" xlink:href="#__RefHeading___Toc1077_3271568549" text:style-name="Index_20_Link" text:visited-style-name="Index_20_Link">Main priority for Profiles Manager:<text:tab/>2</text:a></text:p>
          <text:p text:style-name="P133"><text:a xlink:type="simple" xlink:href="#__RefHeading___Toc1079_3271568549" text:style-name="Index_20_Link" text:visited-style-name="Index_20_Link">Main functionalities:<text:tab/>2</text:a></text:p>
          <text:p text:style-name="P133"><text:a xlink:type="simple" xlink:href="#__RefHeading___Toc1081_3271568549" text:style-name="Index_20_Link" text:visited-style-name="Index_20_Link">Workflow:<text:tab/>2</text:a></text:p>
          <text:p text:style-name="P133"><text:a xlink:type="simple" xlink:href="#__RefHeading___Toc1083_3271568549" text:style-name="Index_20_Link" text:visited-style-name="Index_20_Link">Other functionalities:<text:tab/>2</text:a></text:p>
          <text:p text:style-name="P132"><text:a xlink:type="simple" xlink:href="#__RefHeading___Toc1085_3271568549" text:style-name="Index_20_Link" text:visited-style-name="Index_20_Link">How to use it<text:tab/>4</text:a></text:p>
          <text:p text:style-name="P133"><text:a xlink:type="simple" xlink:href="#__RefHeading___Toc1149_3166989914" text:style-name="Index_20_Link" text:visited-style-name="Index_20_Link">GUI Key assignations<text:tab/>4</text:a></text:p>
          <text:p text:style-name="P133"><text:a xlink:type="simple" xlink:href="#__RefHeading___Toc1151_3166989914" text:style-name="Index_20_Link" text:visited-style-name="Index_20_Link">Main Menu Key assignations<text:tab/>4</text:a></text:p>
          <text:p text:style-name="P133"><text:a xlink:type="simple" xlink:href="#__RefHeading___Toc1153_3166989914" text:style-name="Index_20_Link" text:visited-style-name="Index_20_Link">Parameters that may be used to change a game:<text:tab/>4</text:a></text:p>
          <text:p text:style-name="P134"><text:a xlink:type="simple" xlink:href="#__RefHeading___Toc5260_765635424" text:style-name="Index_20_Link" text:visited-style-name="Index_20_Link">Race related:<text:tab/>4</text:a></text:p>
          <text:p text:style-name="P134"><text:a xlink:type="simple" xlink:href="#__RefHeading___Toc5262_765635424" text:style-name="Index_20_Link" text:visited-style-name="Index_20_Link">All empires related:<text:tab/>5</text:a></text:p>
          <text:p text:style-name="P134"><text:a xlink:type="simple" xlink:href="#__RefHeading___Toc5264_765635424" text:style-name="Index_20_Link" text:visited-style-name="Index_20_Link">Limited: Not acting on the past.<text:tab/>5</text:a></text:p>
          <text:p text:style-name="P134"><text:a xlink:type="simple" xlink:href="#__RefHeading___Toc5266_765635424" text:style-name="Index_20_Link" text:visited-style-name="Index_20_Link">And the easy ones, without surprises:<text:tab/>5</text:a></text:p>
          <text:p text:style-name="P134"><text:a xlink:type="simple" xlink:href="#__RefHeading___Toc5268_765635424" text:style-name="Index_20_Link" text:visited-style-name="Index_20_Link">And for info, those are not stored in the game, but in “Remnant.cfg”:<text:tab/>5</text:a></text:p>
          <text:p text:style-name="P132"><text:a xlink:type="simple" xlink:href="#__RefHeading___Toc1155_3166989914" text:style-name="Index_20_Link" text:visited-style-name="Index_20_Link">BrokenRegistry Added Parameters<text:tab/>6</text:a></text:p>
          <text:p text:style-name="P133"><text:a xlink:type="simple" xlink:href="#__RefHeading___Toc5272_765635424" text:style-name="Index_20_Link" text:visited-style-name="Index_20_Link">Direct addition to the game:<text:tab/>6</text:a></text:p>
          <text:p text:style-name="P134"><text:a xlink:type="simple" xlink:href="#__RefHeading___Toc5290_765635424" text:style-name="Index_20_Link" text:visited-style-name="Index_20_Link">Symmetric galaxies:<text:tab/>6</text:a></text:p>
          <text:p text:style-name="P134"><text:a xlink:type="simple" xlink:href="#__RefHeading___Toc5292_765635424" text:style-name="Index_20_Link" text:visited-style-name="Index_20_Link">Fuel Range options<text:tab/>6</text:a></text:p>
          <text:p text:style-name="P134"><text:a xlink:type="simple" xlink:href="#__RefHeading___Toc5294_765635424" text:style-name="Index_20_Link" text:visited-style-name="Index_20_Link">AI<text:tab/>6</text:a></text:p>
          <text:p text:style-name="P134"><text:a xlink:type="simple" xlink:href="#__RefHeading___Toc5296_765635424" text:style-name="Index_20_Link" text:visited-style-name="Index_20_Link">Races<text:tab/>6</text:a></text:p>
          <text:p text:style-name="P134"><text:a xlink:type="simple" xlink:href="#__RefHeading___Toc5296_7656354241" text:style-name="Index_20_Link" text:visited-style-name="Index_20_Link">Option to always have Control Irradiated in Tech Tree<text:tab/>6</text:a></text:p>
          <text:p text:style-name="P133"><text:a xlink:type="simple" xlink:href="#__RefHeading___Toc1087_3271568549" text:style-name="Index_20_Link" text:visited-style-name="Index_20_Link">Additions in Remnant.cfg<text:tab/>6</text:a></text:p>
          <text:p text:style-name="P135"><text:a xlink:type="simple" xlink:href="#__RefHeading___Toc1167_31669899141" text:style-name="Index_20_Link" text:visited-style-name="Index_20_Link">- ALWAYS_IRRADIATED:<text:tab/>6</text:a></text:p>
          <text:p text:style-name="P135"><text:a xlink:type="simple" xlink:href="#__RefHeading___Toc1157_3166989914" text:style-name="Index_20_Link" text:visited-style-name="Index_20_Link">- SHOW_FLEET_FACTOR:<text:tab/>6</text:a></text:p>
          <text:p text:style-name="P135"><text:a xlink:type="simple" xlink:href="#__RefHeading___Toc1159_3166989914" text:style-name="Index_20_Link" text:visited-style-name="Index_20_Link">- SHOW_FLAG_FACTOR:<text:tab/>6</text:a></text:p>
          <text:p text:style-name="P135"><text:a xlink:type="simple" xlink:href="#__RefHeading___Toc1161_3166989914" text:style-name="Index_20_Link" text:visited-style-name="Index_20_Link">- SHOW_PATH_FACTOR:<text:tab/>6</text:a></text:p>
          <text:p text:style-name="P135"><text:a xlink:type="simple" xlink:href="#__RefHeading___Toc1163_3166989914" text:style-name="Index_20_Link" text:visited-style-name="Index_20_Link">- SHOW_NAME_MIN_FONT:<text:tab/>6</text:a></text:p>
          <text:p text:style-name="P135"><text:a xlink:type="simple" xlink:href="#__RefHeading___Toc1165_3166989914" text:style-name="Index_20_Link" text:visited-style-name="Index_20_Link">- SHOW_INFO_FONT_RATIO:<text:tab/>6</text:a></text:p>
          <text:p text:style-name="P135"><text:a xlink:type="simple" xlink:href="#__RefHeading___Toc1167_3166989914" text:style-name="Index_20_Link" text:visited-style-name="Index_20_Link">- MAP_FONT_FACTOR:<text:tab/>6</text:a></text:p>
          <text:p text:style-name="P133"><text:a xlink:type="simple" xlink:href="#__RefHeading___Toc1087_32715685491" text:style-name="Index_20_Link" text:visited-style-name="Index_20_Link">Additions in Profiles.cfg<text:tab/>7</text:a></text:p>
          <text:p text:style-name="P135"><text:a xlink:type="simple" xlink:href="#__RefHeading___Toc1236_3166989914" text:style-name="Index_20_Link" text:visited-style-name="Index_20_Link">RANDOM EVENTS STARTING YEAR:<text:tab/>7</text:a></text:p>
          <text:p text:style-name="P135"><text:a xlink:type="simple" xlink:href="#__RefHeading___Toc1236_31669899141" text:style-name="Index_20_Link" text:visited-style-name="Index_20_Link">MAXIMIZE EMPIRES SPACING:<text:tab/>7</text:a></text:p>
          <text:p text:style-name="P135"><text:a xlink:type="simple" xlink:href="#__RefHeading___Toc1238_3166989914" text:style-name="Index_20_Link" text:visited-style-name="Index_20_Link">MIN STARS PER EMPIRE:<text:tab/>7</text:a></text:p>
          <text:p text:style-name="P135"><text:a xlink:type="simple" xlink:href="#__RefHeading___Toc1240_3166989914" text:style-name="Index_20_Link" text:visited-style-name="Index_20_Link">PREF STARS PER EMPIRE:<text:tab/>7</text:a></text:p>
          <text:p text:style-name="P135"><text:a xlink:type="simple" xlink:href="#__RefHeading___Toc1242_3166989914" text:style-name="Index_20_Link" text:visited-style-name="Index_20_Link">STAR TYPE PROBABILITY:<text:tab/>7</text:a></text:p>
          <text:p text:style-name="P135"><text:a xlink:type="simple" xlink:href="#__RefHeading___Toc1244_3166989914" text:style-name="Index_20_Link" text:visited-style-name="Index_20_Link">PLANET TYPE PROBABILITY GLOBAL:<text:tab/>7</text:a></text:p>
          <text:p text:style-name="P135"><text:a xlink:type="simple" xlink:href="#__RefHeading___Toc1246_3166989914" text:style-name="Index_20_Link" text:visited-style-name="Index_20_Link">PLANET TYPE PROBABILITY STAR COLOUR:<text:tab/>7</text:a></text:p>
          <text:p text:style-name="P135"><text:a xlink:type="simple" xlink:href="#__RefHeading___Toc1248_3166989914" text:style-name="Index_20_Link" text:visited-style-name="Index_20_Link">GUI RACE FILTER: (available in Galaxy UI)<text:tab/>7</text:a></text:p>
          <text:p text:style-name="P135"><text:a xlink:type="simple" xlink:href="#__RefHeading___Toc1248_31669899141" text:style-name="Index_20_Link" text:visited-style-name="Index_20_Link">GUI AI FILTER: (available in </text:a><text:a xlink:type="simple" xlink:href="#__RefHeading___Toc1248_31669899141" text:style-name="Index_20_Link" text:visited-style-name="Index_20_Link"><text:span text:style-name="T48">Galaxy</text:span></text:a><text:a xlink:type="simple" xlink:href="#__RefHeading___Toc1248_31669899141" text:style-name="Index_20_Link" text:visited-style-name="Index_20_Link"> UI)<text:tab/>7</text:a></text:p>
          <text:p text:style-name="P135"><text:a xlink:type="simple" xlink:href="#__RefHeading___Toc1250_3166989914" text:style-name="Index_20_Link" text:visited-style-name="Index_20_Link">GAME RACE FILTER: (available in Galaxy UI)<text:tab/>8</text:a></text:p>
          <text:p text:style-name="P135"><text:a xlink:type="simple" xlink:href="#__RefHeading___Toc1250_316698991412" text:style-name="Index_20_Link" text:visited-style-name="Index_20_Link">GAME AI FILTER: (available in Galaxy UI)<text:tab/>8</text:a></text:p>
          <text:p text:style-name="P135"><text:a xlink:type="simple" xlink:href="#__RefHeading___Toc3915_1109542999" text:style-name="Index_20_Link" text:visited-style-name="Index_20_Link">GUI PRESET OPPONENT: (available in Galaxy UI)<text:tab/>8</text:a></text:p>
          <text:p text:style-name="P135"><text:a xlink:type="simple" xlink:href="#__RefHeading___Toc1252_31669899141" text:style-name="Index_20_Link" text:visited-style-name="Index_20_Link">GUI PRESET AI: (available in Galaxy UI)<text:tab/>8</text:a></text:p>
          <text:p text:style-name="P135"><text:a xlink:type="simple" xlink:href="#__RefHeading___Toc1254_3166989914" text:style-name="Index_20_Link" text:visited-style-name="Index_20_Link">START PRESET OPPONENT: (available in Galaxy UI)<text:tab/>8</text:a></text:p>
          <text:p text:style-name="P135"><text:a xlink:type="simple" xlink:href="#__RefHeading___Toc1254_31669899141" text:style-name="Index_20_Link" text:visited-style-name="Index_20_Link">START PRESET AI: (available in Galaxy UI)<text:tab/>9</text:a></text:p>
          <text:p text:style-name="P132"><text:a xlink:type="simple" xlink:href="#__RefHeading___Toc1231_3166989914" text:style-name="Index_20_Link" text:visited-style-name="Index_20_Link">File Content Description<text:tab/>10</text:a></text:p>
          <text:p text:style-name="P133"><text:a xlink:type="simple" xlink:href="#__RefHeading___Toc3917_1109542999" text:style-name="Index_20_Link" text:visited-style-name="Index_20_Link">Parameter example<text:tab/>11</text:a></text:p>
          <text:p text:style-name="P135"><text:a xlink:type="simple" xlink:href="#__RefHeading___Toc3919_1109542999" text:style-name="Index_20_Link" text:visited-style-name="Index_20_Link">LOCAL ENABLE:<text:tab/>11</text:a></text:p>
          <text:p text:style-name="P135"><text:a xlink:type="simple" xlink:href="#__RefHeading___Toc3921_1109542999" text:style-name="Index_20_Link" text:visited-style-name="Index_20_Link">History: (informative)<text:tab/>11</text:a></text:p>
          <text:p text:style-name="P133"><text:a xlink:type="simple" xlink:href="#__RefHeading___Toc3923_1109542999" text:style-name="Index_20_Link" text:visited-style-name="Index_20_Link">Hidden Parameters<text:tab/>12</text:a></text:p>
          <text:p text:style-name="P132"><text:a xlink:type="simple" xlink:href="#__RefHeading___Toc1231_31669899141" text:style-name="Index_20_Link" text:visited-style-name="Index_20_Link">Content of the initial Profiles.cfg<text:tab/>13</text:a></text:p>
        </text:index-body>
      </text:table-of-content>
      <text:h text:style-name="P140" text:outline-level="1"/>
      <text:h text:style-name="P139" text:outline-level="1"><text:bookmark-start text:name="__RefHeading___Toc1085_3271568549"/>How to use it<text:bookmark-end text:name="__RefHeading___Toc1085_3271568549"/></text:h>
      <text:h text:style-name="Heading_20_2" text:outline-level="2"><text:bookmark-start text:name="__RefHeading___Toc1149_3166989914"/><text:span text:style-name="T61">GUI </text:span>Key assignations<text:bookmark-end text:name="__RefHeading___Toc1149_3166989914"/></text:h>
      <text:p text:style-name="P55">To load a profile to the current GUI, press “L”, or “Shift-L” for all GUI: <text:span text:style-name="T109">(or “P”)</text:span></text:p>
      <text:p text:style-name="P56"><text:span text:style-name="T64">All t</text:span>he profiles containing the action “Load” will be loaded, <text:span text:style-name="T64">and if some affect the same parameter, the last profile win. </text:span></text:p>
      <text:p text:style-name="P55"/>
      <text:p text:style-name="P57">To <text:span text:style-name="T21">use the alternative </text:span>load, press “<text:span text:style-name="T21">R</text:span>”, or “Shift-<text:span text:style-name="T21">R</text:span>” for all GUI:</text:p>
      <text:p text:style-name="P60"><text:span text:style-name="T64">All t</text:span>he profiles containing the action “<text:span text:style-name="T21">Surprise</text:span>” will be loaded. <text:span text:style-name="T21">(I use it for profile set to Random)</text:span></text:p>
      <text:p text:style-name="P57"/>
      <text:p text:style-name="P64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65">Having no GUI, I has to use a specific Key!</text:p>
      <text:p text:style-name="P64"/>
      <text:p text:style-name="P57">To load <text:span text:style-name="T21">the Default value</text:span> to the current GUI, press “<text:span text:style-name="T21">D</text:span>”, or “Shift-<text:span text:style-name="T21">D</text:span>” for all GUI:</text:p>
      <text:p text:style-name="P58">The <text:span text:style-name="T21">GUI value will be set to the internal default values</text:span>.</text:p>
      <text:p text:style-name="P57"/>
      <text:p text:style-name="P61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60">The <text:span text:style-name="T21">GUI value will be set to the values present when launching ROTP.</text:span></text:p>
      <text:p text:style-name="P61"/>
      <text:p text:style-name="P61">To <text:span text:style-name="T21">re</text:span>load <text:span text:style-name="T21">the </text:span><text:span text:style-name="T64">last session</text:span><text:span text:style-name="T21"> value</text:span><text:span text:style-name="T64">s </text:span>to the current GUI, press “<text:span text:style-name="T64">F</text:span>” <text:span text:style-name="T64">(</text:span><text:span text:style-name="T65">F</text:span><text:span text:style-name="T64">ormer)</text:span>, or “Shift-<text:span text:style-name="T64">F</text:span>” for all GUI:</text:p>
      <text:p text:style-name="P60">The <text:span text:style-name="T21">GUI value will be set to the values present </text:span><text:span text:style-name="T64">the last time </text:span><text:span text:style-name="T21">ROTP </text:span><text:span text:style-name="T64">was closed</text:span><text:span text:style-name="T21">.</text:span></text:p>
      <text:p text:style-name="P61"/>
      <text:p text:style-name="P61">To <text:span text:style-name="T21">re</text:span>load <text:span text:style-name="T21">the </text:span><text:span text:style-name="T64">last</text:span><text:span text:style-name="T21"> </text:span><text:span text:style-name="T64">played game </text:span><text:span text:style-name="T21">value</text:span> to the current GUI, press “<text:span text:style-name="T64">G</text:span>”, or “Shift-<text:span text:style-name="T64">G</text:span>” for all GUI:</text:p>
      <text:p text:style-name="P60">The <text:span text:style-name="T21">GUI value will be set to the values </text:span><text:span text:style-name="T64">of the last played Game.</text:span></text:p>
      <text:p text:style-name="P61"/>
      <text:p text:style-name="P66">To Save All parameters to the file Profiles.cfg, <text:span text:style-name="T20">press “</text:span>U<text:span text:style-name="T20">”.</text:span></text:p>
      <text:p text:style-name="P69"/>
      <text:h text:style-name="Heading_20_2" text:outline-level="2"><text:bookmark-start text:name="__RefHeading___Toc1151_3166989914"/>Main Menu Key assignations<text:bookmark-end text:name="__RefHeading___Toc1151_3166989914"/></text:h>
      <text:p text:style-name="P59"><text:span text:style-name="T66">To l</text:span>oad <text:span text:style-name="T66">All </text:span>Profiles with option "Surprise" and <text:span text:style-name="T62">directly S</text:span>tart <text:span text:style-name="T62">the</text:span> Game: <text:span text:style-name="T62">P</text:span>ress “Shift-<text:span text:style-name="T62">R</text:span>”...</text:p>
      <text:p text:style-name="P113">Somehow, you will then be at the same level as the AI: Not choosing the game configuration! </text:p>
      <text:p text:style-name="P113"/>
      <text:p text:style-name="P63"><text:span text:style-name="T66">To l</text:span>oad <text:span text:style-name="T109">the profiles before loading a game: </text:span><text:span text:style-name="T62">P</text:span>ress “<text:span text:style-name="T109">P</text:span>”; <text:span text:style-name="T109">So in game configuration may be loaded (Flags, etc...)</text:span></text:p>
      <text:p text:style-name="P63"/>
      <text:p text:style-name="P67">To Change a game file <text:span text:style-name="T86">on load</text:span>:</text:p>
      <text:p text:style-name="P67"><text:tab/>Go to <text:span text:style-name="T66">the </text:span>Load Menu, select the file and press “X”.</text:p>
      <text:p text:style-name="P67"/>
      <text:p text:style-name="P70"><text:span text:style-name="T83">Experimental: </text:span>To <text:span text:style-name="T83">personalize profile manager appearance, go to the config Menu and press “P”.</text:span></text:p>
      <text:p text:style-name="P103">A new “ProfileManager.json” configuration file will be generated.</text:p>
      <text:p text:style-name="P103">Modify it at your own risk (without stopping rotp), then go back to the config Menu and again press “P” to load the configuration. A new Profiles.cfg will be generated with the new syntax (Or a new file if you changed its name... Which is recom<text:span text:style-name="T84">m</text:span>ended).</text:p>
      <text:p text:style-name="P104">The <text:span text:style-name="T83"><text:s/>“ProfileManager.json” </text:span>file will then be loaded when starting rotp.</text:p>
      <text:p text:style-name="P70"/>
      <text:h text:style-name="Heading_20_2" text:outline-level="2"><text:bookmark-start text:name="__RefHeading___Toc1153_3166989914"/>Parameters that may be used to change a game:<text:bookmark-end text:name="__RefHeading___Toc1153_3166989914"/></text:h>
      <text:p text:style-name="P67">...No galaxy options... Of course!!!</text:p>
      <text:h text:style-name="P143" text:outline-level="3"><text:bookmark-start text:name="__RefHeading___Toc5260_765635424"/>Race related:<text:bookmark-end text:name="__RefHeading___Toc5260_765635424"/></text:h>
      <text:p text:style-name="P67"><text:span text:style-name="T104">Player</text:span> <text:span text:style-name="T104">Race</text:span>:</text:p>
      <text:p text:style-name="P83">This is not for cheating purpose, and it was not tested for this.</text:p>
      <text:p text:style-name="P83"><text:span text:style-name="T22">I use it to restart a game with another race, and </text:span>this<text:span text:style-name="T22"> works well...</text:span></text:p>
      <text:p text:style-name="P68">I don’t know what happen if used late in the game... Tell us your funny story!</text:p>
      <text:p text:style-name="P106"><text:soft-page-break/>The technology tree being rebuild, this could lead to an unbalance in the game as the player will have access to more technology than his opponents</text:p>
      <text:p text:style-name="P67"/>
      <text:p text:style-name="P71"><text:span text:style-name="T104">Player</text:span> C<text:span text:style-name="T104">olor</text:span>:</text:p>
      <text:p text:style-name="P62"><text:span text:style-name="T104">Player</text:span> <text:span text:style-name="T104">Home World</text:span>: <text:span text:style-name="T22">(and the M</text:span><text:span text:style-name="T104">odnar</text:span><text:span text:style-name="T22"> </text:span><text:span text:style-name="T92">companions</text:span><text:span text:style-name="T22"> home worlds)</text:span></text:p>
      <text:p text:style-name="P62"><text:span text:style-name="T104">Player</text:span> <text:span text:style-name="T104">Name</text:span>:</text:p>
      <text:p text:style-name="P58">... <text:span text:style-name="T22">Well if you change the race, you better change </text:span><text:span text:style-name="T92">this</text:span><text:span text:style-name="T22"> too!</text:span></text:p>
      <text:h text:style-name="Heading_20_3" text:outline-level="3"><text:bookmark-start text:name="__RefHeading___Toc5262_765635424"/>All empire<text:span text:style-name="T93">s</text:span> related:<text:bookmark-end text:name="__RefHeading___Toc5262_765635424"/></text:h>
      <text:p text:style-name="P76">Those <text:span text:style-name="T23">are implemented but</text:span> haven’t bean tested very much... Feed back is welcome!</text:p>
      <text:p text:style-name="P77"><text:span text:style-name="T103">Always</text:span> <text:span text:style-name="T103">Star</text:span> G<text:span text:style-name="T103">ates</text:span>:</text:p>
      <text:p text:style-name="P77"><text:span text:style-name="T103">Always</text:span> <text:span text:style-name="T103">Thorium</text:span>:</text:p>
      <text:p text:style-name="P77"><text:span text:style-name="T103">Always Irradiated</text:span>:</text:p>
      <text:h text:style-name="Heading_20_3" text:outline-level="3"><text:bookmark-start text:name="__RefHeading___Toc5264_765635424"/><text:span text:style-name="T106">Limited: </text:span>Not acting on the past.<text:bookmark-end text:name="__RefHeading___Toc5264_765635424"/></text:h>
      <text:p text:style-name="P57"><text:span text:style-name="T103">Random Events</text:span>:</text:p>
      <text:p text:style-name="P72">As we often forget to set it!</text:p>
      <text:p text:style-name="P72">If the event is already started: it’s too late, but you can avoid the next...</text:p>
      <text:p text:style-name="P106">The event list will be reset with the new configuration, so unique events may be reset.</text:p>
      <text:p text:style-name="P57"><text:span text:style-name="T103">Random Events </text:span><text:span text:style-name="T110">Starting year</text:span>:</text:p>
      <text:h text:style-name="Heading_20_3" text:outline-level="3"><text:bookmark-start text:name="__RefHeading___Toc5266_765635424"/>And the easy ones, without surprises:<text:bookmark-end text:name="__RefHeading___Toc5266_765635424"/></text:h>
      <text:p text:style-name="P138">These are stored globally <text:span text:style-name="T105">and regularly interrogated,</text:span> should not pose any problems!</text:p>
      <text:p text:style-name="P108">AI Hostility:</text:p>
      <text:p text:style-name="P73"><text:span text:style-name="T103">Colonizing</text:span>:</text:p>
      <text:p text:style-name="P108"><text:span text:style-name="T103">Council</text:span><text:span text:style-name="T20">:</text:span></text:p>
      <text:p text:style-name="P107">F<text:span text:style-name="T103">uel</text:span> R<text:span text:style-name="T103">ange</text:span>:</text:p>
      <text:p text:style-name="P109">Research Rate:</text:p>
      <text:p text:style-name="P73"><text:span text:style-name="T103">Tech Trading</text:span>:</text:p>
      <text:p text:style-name="P112">Terraforming Hostile:</text:p>
      <text:p text:style-name="P107">W<text:span text:style-name="T103">arp </text:span>S<text:span text:style-name="T103">peed:</text:span></text:p>
      <text:h text:style-name="Heading_20_3" text:outline-level="3"><text:bookmark-start text:name="__RefHeading___Toc5268_765635424"/>And for info, those are not stored in the game, but in “Remnant.cfg”:<text:bookmark-end text:name="__RefHeading___Toc5268_765635424"/></text:h>
      <text:p text:style-name="P74"><text:span text:style-name="T103">Custom Difficulty</text:span>:</text:p>
      <text:p text:style-name="P75"><text:span text:style-name="T103">Dynamic</text:span> <text:span text:style-name="T103">Difficulty</text:span>:</text:p>
      <text:p text:style-name="P74"><text:span text:style-name="T103">Missile</text:span> S<text:span text:style-name="T103">ize</text:span> M<text:span text:style-name="T103">odifier</text:span>:</text:p>
      <text:h text:style-name="P139" text:outline-level="1"><text:bookmark-start text:name="__RefHeading___Toc1155_3166989914"/>BrokenRegistry Added Parameters<text:bookmark-end text:name="__RefHeading___Toc1155_3166989914"/></text:h>
      <text:h text:style-name="Heading_20_2" text:outline-level="2"><text:bookmark-start text:name="__RefHeading___Toc5272_765635424"/>Direct addition to the game:<text:bookmark-end text:name="__RefHeading___Toc5272_765635424"/></text:h>
      <text:h text:style-name="P144" text:outline-level="3"><text:bookmark-start text:name="__RefHeading___Toc5290_765635424"/>Symmetric galaxies:<text:bookmark-end text:name="__RefHeading___Toc5290_765635424"/></text:h>
      <text:p text:style-name="P114">(Xilmi and C.M.X only)</text:p>
      <text:p text:style-name="P137">- Symmetric option to Elliptical Galaxies.</text:p>
      <text:p text:style-name="P137">- Symmetric option to Spiral Galaxies.</text:p>
      <text:p text:style-name="P5">- Symmetric option to Spiral Arms Galaxies.</text:p>
      <text:h text:style-name="Heading_20_3" text:outline-level="3"><text:bookmark-start text:name="__RefHeading___Toc5292_765635424"/>Fuel Range options<text:bookmark-end text:name="__RefHeading___Toc5292_765635424"/></text:h>
      <text:p text:style-name="P6">Restored Fuel range options, and added LOW and VERY LOW options. (Xilmi and C.M.X only)</text:p>
      <text:h text:style-name="Heading_20_3" text:outline-level="3"><text:bookmark-start text:name="__RefHeading___Toc5294_765635424"/>AI<text:bookmark-end text:name="__RefHeading___Toc5294_765635424"/></text:h>
      <text:p text:style-name="P6">Restored Base and Modnar AI. (C.M.X only)</text:p>
      <text:h text:style-name="P145" text:outline-level="3"><text:bookmark-start text:name="__RefHeading___Toc5296_765635424"/>Races<text:bookmark-end text:name="__RefHeading___Toc5296_765635424"/></text:h>
      <text:p text:style-name="P6">Restored Modnar new races. (C.M.X only)</text:p>
      <text:h text:style-name="P146" text:outline-level="3"><text:bookmark-start text:name="__RefHeading___Toc5296_7656354241"/>Option to always have Control Irradiated in Tech Tree<text:bookmark-end text:name="__RefHeading___Toc5296_7656354241"/></text:h>
      <text:p text:style-name="P6">Act the same ways as always Star Gates and always Thorium cells. (C.M.X only)</text:p>
      <text:h text:style-name="P142" text:outline-level="2"><text:bookmark-start text:name="__RefHeading___Toc1087_3271568549"/>Additions in Remnant.cfg<text:bookmark-end text:name="__RefHeading___Toc1087_3271568549"/></text:h>
      <text:p text:style-name="P36">The <text:span text:style-name="T11">following parameters have been added:</text:span></text:p>
      <text:h text:style-name="P147" text:outline-level="4"><text:bookmark-start text:name="__RefHeading___Toc1167_31669899141"/>- <text:span text:style-name="T108">ALWAYS_IRRADIATED</text:span>:<text:bookmark-end text:name="__RefHeading___Toc1167_31669899141"/></text:h>
      <text:p text:style-name="P5">Act the same ways as always Star Gates and always Thorium cells. Default value = false.</text:p>
      <text:h text:style-name="P148" text:outline-level="4"><text:bookmark-start text:name="__RefHeading___Toc1157_3166989914"/>- SHOW_FLEET_FACTOR:<text:bookmark-end text:name="__RefHeading___Toc1157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59_3166989914"/>- SHOW_<text:span text:style-name="T11">FLAG</text:span>_FACTOR:<text:bookmark-end text:name="__RefHeading___Toc1159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37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38"><text:span text:style-name="T61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37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38"><text:span text:style-name="T11">To adjust the galaxy map font size</text:span><text:span text:style-name="T4">.</text:span></text:p>
      <text:p text:style-name="P37"><text:span text:style-name="T13">Bigger factor means bigger fonts<text:tab/><text:tab/></text:span><text:tab/><text:span text:style-name="T13">Default value = 1.0</text:span></text:p>
      <text:h text:style-name="Heading_20_2" text:outline-level="2"><text:bookmark-start text:name="__RefHeading___Toc1087_32715685491"/><text:soft-page-break/>Additions in <text:span text:style-name="T66">Profiles</text:span>.cfg<text:bookmark-end text:name="__RefHeading___Toc1087_32715685491"/></text:h>
      <text:h text:style-name="P149" text:outline-level="4"><text:bookmark-start text:name="__RefHeading___Toc1236_3166989914"/>RANDOM EVENTS STARTING YEAR:<text:bookmark-end text:name="__RefHeading___Toc1236_3166989914"/></text:h>
      <text:p text:style-name="P88">Default value: <text:span text:style-name="T107">50</text:span></text:p>
      <text:p text:style-name="P111">Some may like the monsters, but not so soon!</text:p>
      <text:h text:style-name="P149" text:outline-level="4"><text:bookmark-start text:name="__RefHeading___Toc1236_31669899141"/>MAXIMIZE EMPIRES SPACING:<text:bookmark-end text:name="__RefHeading___Toc1236_31669899141"/></text:h>
      <text:p text:style-name="P88">Default value: NO</text:p>
      <text:p text:style-name="P110">I don’t like being squeezed in a corned in big map with few opponents...</text:p>
      <text:p text:style-name="P110"><text:span text:style-name="T66">W</text:span>ith this option activated, the space between every empire will be maximized.</text:p>
      <text:h text:style-name="P149" text:outline-level="4"><text:bookmark-start text:name="__RefHeading___Toc1238_3166989914"/>MIN STARS PER EMPIRE:<text:bookmark-end text:name="__RefHeading___Toc1238_3166989914"/></text:h>
      <text:p text:style-name="P84">Default value: 8</text:p>
      <text:p text:style-name="P84"><text:span text:style-name="T67">Minimum number of stars around every empires. </text:span>This parameter will affect the maximum number of <text:span text:style-name="T67">allowed </text:span>opponents, also depend o<text:span text:style-name="T67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84">Default value: 16</text:p>
      <text:p text:style-name="P85"><text:span text:style-name="T67">Preferred number of stars around every empires. </text:span>This parameter will affect the default selected number of opponents, also depend o<text:span text:style-name="T67">n the size of the</text:span> galaxy.</text:p>
      <text:p text:style-name="P84">This parameter will be disabled as soon as the number of opponent<text:span text:style-name="T68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84">Default value: 1.0</text:p>
      <text:p text:style-name="P89">Modify the probability of appearance of each star colour.</text:p>
      <text:p text:style-name="P89">A positive value will multiply the base probability.</text:p>
      <text:p text:style-name="P89">A negative values replace it (after the sign is changed, of course!).</text:p>
      <text:p text:style-name="P89">Be careful... This could terribly affect the game!</text:p>
      <text:h text:style-name="Heading_20_4" text:outline-level="4"><text:bookmark-start text:name="__RefHeading___Toc1244_3166989914"/>PLANET TYPE PROBABILITY <text:span text:style-name="T69">GLOBAL</text:span>:<text:bookmark-end text:name="__RefHeading___Toc1244_3166989914"/></text:h>
      <text:p text:style-name="P86">Default value: 1.0</text:p>
      <text:p text:style-name="P86"><text:span text:style-name="T68">Modify the</text:span><text:span text:style-name="T69"> </text:span><text:span text:style-name="T68">probability of appearance of each </text:span><text:span text:style-name="T69">planet type, globally for all</text:span><text:span text:style-name="T68"> </text:span><text:span text:style-name="T69">star </text:span><text:span text:style-name="T68">colour.</text:span></text:p>
      <text:p text:style-name="P90">A positive value will multiply the base probability.</text:p>
      <text:p text:style-name="P90">A negative values replace it (after the sign is changed, of course!).</text:p>
      <text:p text:style-name="P90">Be careful... This could terribly affect the game!</text:p>
      <text:h text:style-name="Heading_20_4" text:outline-level="4"><text:bookmark-start text:name="__RefHeading___Toc1246_3166989914"/>PLANET TYPE PROBABILITY <text:span text:style-name="T70">STAR COLOUR</text:span>:<text:bookmark-end text:name="__RefHeading___Toc1246_3166989914"/></text:h>
      <text:p text:style-name="P87">Default value: 1.0</text:p>
      <text:p text:style-name="P87"><text:span text:style-name="T68">Modify the</text:span><text:span text:style-name="T69"> </text:span><text:span text:style-name="T68">probability of appearance of each </text:span><text:span text:style-name="T69">planet type, globally </text:span><text:span text:style-name="T70">this specific</text:span><text:span text:style-name="T68"> </text:span><text:span text:style-name="T69">star </text:span><text:span text:style-name="T68">colour.</text:span></text:p>
      <text:p text:style-name="P91">A positive value will multiply the base probability.</text:p>
      <text:p text:style-name="P91">A negative values replace it (after the sign is changed, of course!).</text:p>
      <text:p text:style-name="P102">This parameter is applied after the global one.</text:p>
      <text:p text:style-name="P91">Be careful... This could terribly affect the game!</text:p>
      <text:h text:style-name="Heading_20_4" text:outline-level="4"><text:bookmark-start text:name="__RefHeading___Toc1248_3166989914"/><text:span text:style-name="T40">GUI </text:span><text:span text:style-name="T29">RACE </text:span><text:span text:style-name="T41">FILTER</text:span><text:span text:style-name="T29">:</text:span><text:span text:style-name="T94"> </text:span><text:span text:style-name="T99">(available in Galaxy UI)</text:span><text:bookmark-end text:name="__RefHeading___Toc1248_3166989914"/></text:h>
      <text:p text:style-name="P78">If you don’t like to have some races as opponent, <text:span text:style-name="T71">or if your planetary distribution affect a race too much</text:span>, you are able to remove them form the pool <text:span text:style-name="T25">of select</text:span><text:span text:style-name="T71">able</text:span><text:span text:style-name="T25"> opponents.</text:span></text:p>
      <text:p text:style-name="P93">Only the opponents on the <text:span text:style-name="T24">list </text:span>will be shown when you click on the selection rectangle.</text:p>
      <text:p text:style-name="P98">The race list must be written using “/” as separator.</text:p>
      <text:p text:style-name="P98">example:</text:p>
      <text:p text:style-name="P12">User: Human/Mrrshan/Psilon/Bulrathi</text:p>
      <text:h text:style-name="P150" text:outline-level="4"><text:bookmark-start text:name="__RefHeading___Toc1248_31669899141"/><text:span text:style-name="T40">GUI </text:span><text:span text:style-name="T42">AI</text:span><text:span text:style-name="T29"> </text:span><text:span text:style-name="T41">FILTER</text:span><text:span text:style-name="T29">:</text:span> <text:span text:style-name="T24"><text:s/></text:span><text:span text:style-name="T96">(available in </text:span><text:span text:style-name="T100">Galaxy</text:span><text:span text:style-name="T96"> UI)</text:span><text:bookmark-end text:name="__RefHeading___Toc1248_31669899141"/></text:h>
      <text:p text:style-name="P79">If you don’t like to have some <text:span text:style-name="T86">AI</text:span> as opponent, <text:span text:style-name="T71">or if your planetary distribution affect a</text:span><text:span text:style-name="T86">n</text:span><text:span text:style-name="T71"> </text:span><text:span text:style-name="T86">AI</text:span><text:span text:style-name="T71"> too much</text:span>, you are able to remove them form the pool <text:span text:style-name="T25">of select</text:span><text:span text:style-name="T71">able</text:span><text:span text:style-name="T25"> </text:span><text:span text:style-name="T86">AI</text:span><text:span text:style-name="T25">.</text:span></text:p>
      <text:p text:style-name="P95">Only the <text:span text:style-name="T86">AI</text:span> on the <text:span text:style-name="T24">list </text:span>will <text:span text:style-name="T86">toggle</text:span> when you click on the selection rectangle.</text:p>
      <text:p text:style-name="P100"><text:soft-page-break/>The <text:span text:style-name="T86">AI</text:span> list must be written using “/” as separator.</text:p>
      <text:p text:style-name="P100">example:</text:p>
      <text:p text:style-name="P17">User: Base/Xilmi/Cruel/Unfair/Random/Allrandom</text:p>
      <text:h text:style-name="P151" text:outline-level="4"><text:bookmark-start text:name="__RefHeading___Toc1250_3166989914"/><text:span text:style-name="T32">GAME</text:span><text:span text:style-name="T40"> </text:span><text:span text:style-name="T29">RACE </text:span><text:span text:style-name="T41">FILTER</text:span><text:span text:style-name="T29">:</text:span><text:span text:style-name="T8"> </text:span><text:span text:style-name="T96">(available in </text:span><text:span text:style-name="T101">Galaxy</text:span><text:span text:style-name="T96"> UI)</text:span><text:bookmark-end text:name="__RefHeading___Toc1250_3166989914"/></text:h>
      <text:p text:style-name="P78">If you don’t like to have some races as opponent, <text:span text:style-name="T71">or if your planetary distribution affect a race too much</text:span>, you are able to remove them form the pool <text:span text:style-name="T25">of select</text:span><text:span text:style-name="T71">able</text:span><text:span text:style-name="T25"> opponents.</text:span></text:p>
      <text:p text:style-name="P93">Only the opponents on the <text:span text:style-name="T24">list </text:span>will be <text:span text:style-name="T73">used by the random generator when starting a new game</text:span>.</text:p>
      <text:p text:style-name="P98">The race list must be written using “/” as separator.</text:p>
      <text:p text:style-name="P98">example:</text:p>
      <text:p text:style-name="P12">User: Human/Mrrshan/Psilon/Bulrathi</text:p>
      <text:h text:style-name="P150" text:outline-level="4"><text:bookmark-start text:name="__RefHeading___Toc1250_316698991412"/><text:span text:style-name="T32">GAME</text:span><text:span text:style-name="T40"> </text:span><text:span text:style-name="T43">AI</text:span><text:span text:style-name="T29"> </text:span><text:span text:style-name="T41">FILTER</text:span><text:span text:style-name="T29">:</text:span><text:span text:style-name="T97"> </text:span><text:span text:style-name="T96">(available in Galaxy UI)</text:span><text:bookmark-end text:name="__RefHeading___Toc1250_316698991412"/></text:h>
      <text:p text:style-name="P79">If you don’t like to have some <text:span text:style-name="T86">AI</text:span> as opponent, <text:span text:style-name="T71">or if your planetary distribution affect a </text:span><text:span text:style-name="T86">AI</text:span><text:span text:style-name="T71"> too much</text:span>, you are able to remove them form the pool <text:span text:style-name="T25">of select</text:span><text:span text:style-name="T71">able</text:span><text:span text:style-name="T25"> </text:span><text:span text:style-name="T86">AI</text:span><text:span text:style-name="T25">.</text:span></text:p>
      <text:p text:style-name="P95">Only the <text:span text:style-name="T86">AI</text:span> on the <text:span text:style-name="T24">list </text:span>will be <text:span text:style-name="T73">used by the random generator when starting a new game</text:span>.</text:p>
      <text:p text:style-name="P100">The <text:span text:style-name="T86">AI</text:span> list must be written using “/” as separator.</text:p>
      <text:p text:style-name="P100">example:</text:p>
      <text:p text:style-name="P13">User: Base/Xilmi/Cruel/Random/Allrandom</text:p>
      <text:h text:style-name="P152" text:outline-level="4"><text:bookmark-start text:name="__RefHeading___Toc3915_1109542999"/><text:span text:style-name="T29">GUI </text:span><text:span text:style-name="T44">PRESET</text:span><text:span text:style-name="T29"> OPPONENT:</text:span><text:span text:style-name="T97"> </text:span><text:span text:style-name="T96">(available in Galaxy UI)</text:span><text:bookmark-end text:name="__RefHeading___Toc3915_1109542999"/></text:h>
      <text:p text:style-name="P92">To <text:span text:style-name="T27">fill the opponent list or </text:span>suggest random opponents from a list.</text:p>
      <text:p text:style-name="P96">If option is empty, the opponent is not changed.</text:p>
      <text:p text:style-name="P96">If the option is “null” the result is an empty rectangle.</text:p>
      <text:p text:style-name="P96">If the option is “random” the opponent will be selected from the <text:span text:style-name="T72">full race list</text:span>.</text:p>
      <text:p text:style-name="P97">If the option is “<text:span text:style-name="T72">GUI</text:span>” the opponent will be selected from the <text:span text:style-name="T6">GUI </text:span><text:span text:style-name="T8">RACE </text:span><text:span text:style-name="T7">FILTER</text:span> list.</text:p>
      <text:p text:style-name="P97">If the option is “<text:span text:style-name="T72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6">If the option is “random race_1, race_2, race_N” <text:s/>the opponent will be selected from the given list.</text:p>
      <text:p text:style-name="P96">If the list is shorter than the number of opponent<text:span text:style-name="T73">s</text:span> and the last option is random: this last option will be appl<text:span text:style-name="T28">i</text:span>ed to the remaining opponents. Otherwise the remaining opponents aren’t changed.</text:p>
      <text:p text:style-name="P96">The race list must be written using “/” as separator.</text:p>
      <text:p text:style-name="P96">example:</text:p>
      <text:p text:style-name="P11">User <text:s text:c="11"/>: Human/ /<text:span text:style-name="T28">null</text:span>/<text:span text:style-name="T28">random</text:span></text:p>
      <text:p text:style-name="P14">Full_Random <text:s text:c="4"/>: random</text:p>
      <text:p text:style-name="P14">Specific <text:s text:c="7"/>: random Human, Alkari, Silicoid, Mrrshan / random Klackon, Meklar, Psilon, Darlok / random Darlok, Sakkra, Bulrathi / random</text:p>
      <text:p text:style-name="P18"/>
      <text:p text:style-name="P26">!!! Don’t break the line<text:span text:style-name="T46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53" text:outline-level="4"><text:bookmark-start text:name="__RefHeading___Toc1252_31669899141"/><text:span text:style-name="T29">GUI </text:span><text:span text:style-name="T44">PRESET</text:span><text:span text:style-name="T29"> </text:span><text:span text:style-name="T43">AI</text:span><text:span text:style-name="T29">:</text:span><text:span text:style-name="T8"> </text:span><text:span text:style-name="T102">(available in Galaxy UI)</text:span><text:bookmark-end text:name="__RefHeading___Toc1252_31669899141"/></text:h>
      <text:p text:style-name="P95">To <text:span text:style-name="T27">fill the </text:span><text:span text:style-name="T87">AI</text:span><text:span text:style-name="T27"> list or </text:span>suggest random <text:span text:style-name="T87">AI</text:span> from a list.</text:p>
      <text:p text:style-name="P100">If option is empty, the <text:span text:style-name="T87">AI</text:span> is not changed.</text:p>
      <text:p text:style-name="P100">If the option is “random” the opponent will be selected from the <text:span text:style-name="T72">full </text:span><text:span text:style-name="T87">AI</text:span><text:span text:style-name="T72"> list</text:span>.</text:p>
      <text:p text:style-name="P100">If the option is “<text:span text:style-name="T72">GUI</text:span>” the opponent will be selected from the <text:span text:style-name="T6">GUI </text:span><text:span text:style-name="T10">AI</text:span><text:span text:style-name="T8"> </text:span><text:span text:style-name="T7">FILTER</text:span> list.</text:p>
      <text:p text:style-name="P100">If the option is “<text:span text:style-name="T72">GAME</text:span>” the opponent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100">If the option is “random <text:span text:style-name="T87">AI</text:span>_1, <text:span text:style-name="T87">AI</text:span>_2, <text:span text:style-name="T87">AI</text:span>_N” <text:s/>the <text:span text:style-name="T87">AI</text:span> will be selected from the given list.</text:p>
      <text:p text:style-name="P100">If the list is shorter than the number of opponent<text:span text:style-name="T73">s,</text:span> th<text:span text:style-name="T87">e</text:span> last option will be appl<text:span text:style-name="T28">i</text:span>ed to the remaining opponents.</text:p>
      <text:p text:style-name="P100">The <text:span text:style-name="T87">AI</text:span> list must be written using “/” as separator.</text:p>
      <text:p text:style-name="P100">example:</text:p>
      <text:p text:style-name="P13">User <text:s text:c="11"/>: <text:s/>Xilmi/Cruel/Unfair</text:p>
      <text:p text:style-name="P16">Full_Random <text:s text:c="4"/>: random</text:p>
      <text:p text:style-name="P16">Specific <text:s text:c="7"/>: random <text:span text:style-name="T88">Xilmi</text:span>, <text:span text:style-name="T87">Base</text:span>, <text:span text:style-name="T87">Cruel</text:span> / random <text:span text:style-name="T88">Xilmi</text:span>, <text:span text:style-name="T88">Cruel</text:span> / random</text:p>
      <text:p text:style-name="P21"/>
      <text:p text:style-name="P28"><text:span text:style-name="T31">!!! Don’t break the line</text:span><text:span text:style-name="T30">s</text:span><text:span text:style-name="T31"> !!! even if </text:span><text:span text:style-name="T30">they</text:span><text:span text:style-name="T31"> become very long... Ther</text:span><text:span text:style-name="T32">e</text:span><text:span text:style-name="T31"> is no multi-line analysis.</text:span></text:p>
      <text:h text:style-name="P153" text:outline-level="4"><text:bookmark-start text:name="__RefHeading___Toc1254_3166989914"/><text:span text:style-name="T72">START</text:span> <text:span text:style-name="T27">PRESET</text:span> OPPONENT:<text:span text:style-name="T24"> </text:span><text:span text:style-name="T102">(available in Galaxy UI)</text:span><text:bookmark-end text:name="__RefHeading___Toc1254_3166989914"/></text:h>
      <text:p text:style-name="P93">To <text:span text:style-name="T73">replace the random opponent generation when starting a new game</text:span>.</text:p>
      <text:p text:style-name="P98">If option is empty <text:span text:style-name="T73">or null</text:span>, the opponent <text:span text:style-name="T73">will be randomly selected</text:span>.</text:p>
      <text:p text:style-name="P98">If the option is “random” the opponent will be selected from the <text:span text:style-name="T72">full race list</text:span>.</text:p>
      <text:p text:style-name="P98">If the option is “<text:span text:style-name="T72">GUI</text:span>” the opponent will be selected from the <text:span text:style-name="T6">GUI </text:span><text:span text:style-name="T8">RACE </text:span><text:span text:style-name="T7">FILTER</text:span> list.</text:p>
      <text:p text:style-name="P98"><text:soft-page-break/>If the option is “<text:span text:style-name="T72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8">If the option is “random race_1, race_2, race_N” the opponent will be selected from the given list.</text:p>
      <text:p text:style-name="P98">If the list is shorter than the number of opponent<text:span text:style-name="T73">s,</text:span> this last option will be appl<text:span text:style-name="T28">i</text:span>ed to the remaining opponents. Otherwise the remaining opponents aren’t changed.</text:p>
      <text:p text:style-name="P101">When the maximum number of a type of opponent (5) is reached, it’ll be removed from the list of allowed opponents. When this list is empty, <text:span text:style-name="T74">sorry, a</text:span> forbidden race will be chose<text:span text:style-name="T74">n.</text:span></text:p>
      <text:p text:style-name="P98">The race list must be written using “/” as separator.</text:p>
      <text:p text:style-name="P98">example:</text:p>
      <text:p text:style-name="P12">User <text:s text:c="11"/>: Human/ /<text:span text:style-name="T28">null</text:span>/<text:span text:style-name="T28">random</text:span></text:p>
      <text:p text:style-name="P15">Full_Random <text:s text:c="4"/>: random</text:p>
      <text:p text:style-name="P15">Specific <text:s text:c="7"/>: random Human, Alkari, Silicoid, Mrrshan / random Klackon, Meklar, Psilon, Darlok / random Darlok, Sakkra, Bulrathi / random</text:p>
      <text:p text:style-name="P19"/>
      <text:p text:style-name="P25">!!! Don’t break the line<text:span text:style-name="T46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53" text:outline-level="4"><text:bookmark-start text:name="__RefHeading___Toc1254_31669899141"/><text:span text:style-name="T72">START</text:span> <text:span text:style-name="T27">PRESET</text:span> <text:span text:style-name="T87">AI</text:span>:<text:span text:style-name="T24"> </text:span><text:span text:style-name="T102">(available in Galaxy UI)</text:span><text:bookmark-end text:name="__RefHeading___Toc1254_31669899141"/></text:h>
      <text:p text:style-name="P94">To <text:span text:style-name="T73">replace the random </text:span><text:span text:style-name="T87">AI</text:span><text:span text:style-name="T73"> generation when starting a new game</text:span>.</text:p>
      <text:p text:style-name="P99">If option is empty <text:span text:style-name="T73">or null</text:span>, the <text:span text:style-name="T87">AI</text:span> <text:span text:style-name="T73">will be randomly selected</text:span>.</text:p>
      <text:p text:style-name="P99">If the option is “random” the <text:span text:style-name="T87">AI</text:span> will be selected from the <text:span text:style-name="T72">full </text:span><text:span text:style-name="T87">AI</text:span><text:span text:style-name="T72"> list</text:span>.</text:p>
      <text:p text:style-name="P99">If the option is “<text:span text:style-name="T72">GUI</text:span>” the <text:span text:style-name="T87">AI</text:span> will be selected from the <text:span text:style-name="T6">GUI </text:span><text:span text:style-name="T10">AI</text:span><text:span text:style-name="T8"> </text:span><text:span text:style-name="T7">FILTER</text:span> list.</text:p>
      <text:p text:style-name="P99">If the option is “<text:span text:style-name="T72">GAME</text:span>” the <text:span text:style-name="T87">AI</text:span>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100">If the option is “random <text:span text:style-name="T87">AI</text:span>_1, <text:span text:style-name="T87">AI</text:span>_2, <text:span text:style-name="T87">AI</text:span>_N” the <text:span text:style-name="T87">AI</text:span> will be selected from the given list.</text:p>
      <text:p text:style-name="P99">If the list is shorter than the number of opponent<text:span text:style-name="T73">s,</text:span> th<text:span text:style-name="T87">e</text:span> last option will be appl<text:span text:style-name="T28">i</text:span>ed to the remaining <text:span text:style-name="T87">AI.</text:span></text:p>
      <text:p text:style-name="P99">The <text:span text:style-name="T87">AI</text:span> list must be written using “/” as separator.</text:p>
      <text:p text:style-name="P99">example:</text:p>
      <text:p text:style-name="P13">User <text:s text:c="11"/>: Xilmi/Cruel/Unfair</text:p>
      <text:p text:style-name="P16">Full_Random <text:s text:c="4"/>: random</text:p>
      <text:p text:style-name="P16">Specific <text:s text:c="7"/>: random <text:span text:style-name="T88">Xilmi</text:span>, <text:span text:style-name="T87">Base</text:span>, <text:span text:style-name="T87">Cruel</text:span> / random <text:span text:style-name="T88">Xilmi</text:span>, <text:span text:style-name="T88">Cruel</text:span> / random</text:p>
      <text:p text:style-name="P20"/>
      <text:p text:style-name="P27">!!! Don’t break the line<text:span text:style-name="T46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39" text:outline-level="1"><text:bookmark-start text:name="__RefHeading___Toc1231_3166989914"/>File Content Description<text:bookmark-end text:name="__RefHeading___Toc1231_3166989914"/></text:h>
      <text:p text:style-name="P1"/>
      <text:p text:style-name="P33"><text:span text:style-name="T74">In t</text:span>he first setting, <text:span text:style-name="T74">you </text:span><text:span text:style-name="T14">declare the </text:span><text:span text:style-name="T74">list of </text:span><text:span text:style-name="T14">profiles and their actions</text:span></text:p>
      <text:p text:style-name="P8">; <text:tab/><text:tab/><text:tab/>EXTENDED PLAYER'S SETTINGS</text:p>
      <text:p text:style-name="P8">; -------------------------------------------------- </text:p>
      <text:p text:style-name="P8">; <text:s/></text:p>
      <text:p text:style-name="P23">Don’t change these lines, <text:span text:style-name="T75">the comments will regenerates,</text:span></text:p>
      <text:p text:style-name="P23"><text:span text:style-name="T75">and </text:span>the <text:span text:style-name="T75">everything will be funny if you modify the Parameter line!</text:span></text:p>
      <text:p text:style-name="P8">; </text:p>
      <text:p text:style-name="P8">¦==== Parameter : PROFILES ACTIONS</text:p>
      <text:p text:style-name="P8">; Options <text:s text:c="6"/>: [Load, Surprise, Change, Savegui, Savegame, Saveinitial,</text:p>
      <text:p text:style-name="P8">; <text:s text:c="2"/>" " <text:s text:c="8"/>: Savedefault, Getgui, Getgame, Getinitial, Getdefault]</text:p>
      <text:p text:style-name="P8">; </text:p>
      <text:p text:style-name="P8">; Load <text:s text:c="9"/>= If the key "L" is pressed, this profile will change the GUI</text:p>
      <text:p text:style-name="P8">; Surprise <text:s text:c="5"/>= If the key "R" is pressed, this profile will change the GUI...</text:p>
      <text:p text:style-name="P8">; <text:s text:c="16"/>I use it to Randomize, but could be alternate load!</text:p>
      <text:p text:style-name="P8">; Change <text:s text:c="7"/>= If the key "X" is pressed in Load Menu, the loaded Game will be</text:p>
      <text:p text:style-name="P8">; <text:s text:c="16"/>changed</text:p>
      <text:p text:style-name="P8">; Savegui <text:s text:c="6"/>= When a Game is started or if the key "U" is pressed, this</text:p>
      <text:p text:style-name="P8">; <text:s text:c="16"/>profile will save the GUI settings</text:p>
      <text:p text:style-name="P8">; Savegame <text:s text:c="5"/>= When a Game is started, this profile will save the Game</text:p>
      <text:p text:style-name="P8">; <text:s text:c="16"/>settings</text:p>
      <text:p text:style-name="P8">; Saveinitial <text:s text:c="2"/>= When a Game is started or if the key "U" is pressed, this</text:p>
      <text:p text:style-name="P8">; <text:s text:c="16"/>profile will save the initial settings</text:p>
      <text:p text:style-name="P8">; Savedefault <text:s text:c="2"/>= When a Game is started or if the key "U" is pressed, this</text:p>
      <text:p text:style-name="P8">; <text:s text:c="16"/>profile will save the default settings</text:p>
      <text:p text:style-name="P8">; Getgui <text:s text:c="7"/>= When a Game is started or if the key "U" is pressed, non empty</text:p>
      <text:p text:style-name="P8">; <text:s text:c="16"/>parameters of this profile will save the GUI settings</text:p>
      <text:p text:style-name="P8">; Getgame <text:s text:c="6"/>= When a Game is started, non empty parameters of this profile</text:p>
      <text:p text:style-name="P8">; <text:s text:c="16"/>will save the Game settings</text:p>
      <text:p text:style-name="P8">; Getinitial <text:s text:c="3"/>= When a Game is started or if the key "U" is pressed, non empty</text:p>
      <text:p text:style-name="P8">; <text:s text:c="16"/>parameters of this profile will save the initial settings</text:p>
      <text:p text:style-name="P8">; Getdefault <text:s text:c="3"/>= When a Game is started or if the key "U" is pressed, non empty</text:p>
      <text:p text:style-name="P8">; <text:s text:c="16"/>parameters of this profile will save the default settings</text:p>
      <text:p text:style-name="P8">; </text:p>
      <text:p text:style-name="P23"/>
      <text:p text:style-name="P23">Here is the profiles list, <text:span text:style-name="T75">customize it at will...</text:span></text:p>
      <text:p text:style-name="P23"/>
      <text:p text:style-name="P8">Continuation <text:s text:c="3"/>: SaveGui Load ; To retrieve the last session configuration. ..</text:p>
      <text:p text:style-name="P8"><text:s text:c="30"/>; Press "L" to load this profile</text:p>
      <text:p text:style-name="P8">MyConfig <text:s text:c="7"/>: Load <text:s text:c="7"/>; Adjust this manually, with your preferences</text:p>
      <text:p text:style-name="P8">ChangeGame <text:s text:c="5"/>: Change <text:s text:c="5"/>; This profile change Game When Loaded by ..</text:p>
      <text:p text:style-name="P8"><text:s text:c="30"/>; pressing "X", add SaveGui to be able to update ..</text:p>
      <text:p text:style-name="P8"><text:s text:c="30"/>; this profile from the GUI</text:p>
      <text:p text:style-name="P8">FullRandom <text:s text:c="5"/>: Surprise <text:s text:c="3"/>; All parameter preset to random! Load by ..</text:p>
      <text:p text:style-name="P8"><text:s text:c="30"/>; pressing "R", add or replace by Load to also ..</text:p>
      <text:p text:style-name="P8"><text:s text:c="30"/>; allow it to be loaded with "L"</text:p>
      <text:p text:style-name="P8">MyRandom <text:s text:c="7"/>: Surprise <text:s text:c="3"/>; For your customized random! Load by pressing ..</text:p>
      <text:p text:style-name="P8"><text:s text:c="30"/>; "R", add or replace by Load to also allow it to ..</text:p>
      <text:p text:style-name="P8"><text:s text:c="30"/>; be loaded with "L"</text:p>
      <text:p text:style-name="P8">Vanilla <text:s text:c="8"/>: SaveDefault ; remove the settings you don't want v<text:span text:style-name="T85">a</text:span>nilla, ..</text:p>
      <text:p text:style-name="P8"><text:s text:c="30"/>; replace SaveDefault by GetDefault and Load to ..</text:p>
      <text:p text:style-name="P8"><text:s text:c="30"/>; keep some vanilla configuration</text:p>
      <text:p text:style-name="P8">LastWord· <text:s text:c="6"/>: Load Surprise ; For the parameters you never want to be ..</text:p>
      <text:p text:style-name="P8"><text:s text:c="30"/>; changed. Keep at the end of the list. <text:s/>The · ..</text:p>
      <text:p text:style-name="P8"><text:s text:c="30"/>; prevent it to be mistakenly changed</text:p>
      <text:p text:style-name="P8">; (---- The last loaded Win)</text:p>
      <text:p text:style-name="P8"/>
      <text:p text:style-name="P2"/>
      <text:p text:style-name="P49">To add a profile:<text:tab/>Just add a line with its name <text:span text:style-name="T113">to the left </text:span>and<text:span text:style-name="T113"> its </text:span>actions <text:span text:style-name="T113">to the right</text:span>, at the next update, every parameter will have it too.</text:p>
      <text:p text:style-name="P50">To remove a profile:<text:tab/>Just delete the line, at the next update, every parameter will have it removed too.</text:p>
      <text:p text:style-name="P50">To disable a profile:<text:tab/>Just delete the actions! </text:p>
      <text:p text:style-name="P48"/>
      <text:p text:style-name="P47">Comments may be added after the “;” and will <text:span text:style-name="T113">stay there</text:span>.</text:p>
      <text:p text:style-name="P47"/>
      <text:p text:style-name="P51"><text:soft-page-break/>“<text:span text:style-name="T18">Load” action may be put on several line, to be combined together, the last one win the conflicts.</text:span></text:p>
      <text:p text:style-name="P54">Same with <text:s/>“Change” and “Surprise”</text:p>
      <text:p text:style-name="P51"/>
      <text:p text:style-name="P51">“<text:span text:style-name="T18">Save</text:span>” <text:span text:style-name="T18">means every enabled profiles will be updated.</text:span></text:p>
      <text:p text:style-name="P51">“<text:span text:style-name="T18">Get” means only enabled profile already having a value are to be updated, this way the empty parameters of partial profiles will be preserved </text:span></text:p>
      <text:p text:style-name="P35"/>
      <text:h text:style-name="Heading_20_2" text:outline-level="2"><text:bookmark-start text:name="__RefHeading___Toc3917_1109542999"/>Parameter example<text:bookmark-end text:name="__RefHeading___Toc3917_1109542999"/></text:h>
      <text:p text:style-name="P24">Then All the parameters are listed, grouped by GUI</text:p>
      <text:p text:style-name="P10"/>
      <text:p text:style-name="P8">; <text:s/></text:p>
      <text:p text:style-name="P8">; --------- Races Game Options ---------</text:p>
      <text:p text:style-name="P8">; </text:p>
      <text:p text:style-name="P8">¦==== Parameter : PLAYER RACE</text:p>
      <text:p text:style-name="P8">; Options <text:s text:c="6"/>: [Human, Alkari, Silicoid, Mrrshan, Klackon, Meklar, Psilon,</text:p>
      <text:p text:style-name="P8">; <text:s text:c="2"/>" " <text:s text:c="8"/>: Darlok, Sakkra, Bulrathi]</text:p>
      <text:p text:style-name="P8">¦ History <text:s text:c="6"/>: Current: Human ¦ Last: Human ¦ Initial: Human</text:p>
      <text:p text:style-name="P8">¦ History <text:s text:c="6"/>: Default: Human ¦ Game: </text:p>
      <text:p text:style-name="P8">¦ LOCAL ENABLE <text:s/>: All <text:s text:c="8"/>; [No, All, Save, Load, <text:span text:style-name="T89">Hide,</text:span> ·]</text:p>
      <text:p text:style-name="P8"/>
      <text:p text:style-name="P8">Continuation <text:s text:c="3"/>: Human</text:p>
      <text:p text:style-name="P8">MyConfig <text:s text:c="7"/>:</text:p>
      <text:p text:style-name="P8">ChangeGame <text:s text:c="5"/>:</text:p>
      <text:p text:style-name="P8">FullRandom <text:s text:c="5"/>: random</text:p>
      <text:p text:style-name="P8">MyRandom <text:s text:c="7"/>: random <text:s text:c="5"/>; Full random</text:p>
      <text:p text:style-name="P8">Vanilla <text:s text:c="8"/>: Human</text:p>
      <text:p text:style-name="P8">LastWord <text:s text:c="7"/>:</text:p>
      <text:p text:style-name="P8">; ---- Available for changes in game saves</text:p>
      <text:p text:style-name="P4"/>
      <text:h text:style-name="Heading_20_4" text:outline-level="4"><text:bookmark-start text:name="__RefHeading___Toc3919_1109542999"/>LOCAL ENABLE:<text:bookmark-end text:name="__RefHeading___Toc3919_1109542999"/></text:h>
      <text:p text:style-name="P40">- <text:span text:style-name="T16">No</text:span><text:span text:style-name="T15">:<text:tab/></text:span><text:span text:style-name="T16">This parameter is disabled.</text:span></text:p>
      <text:p text:style-name="P40">- <text:span text:style-name="T75"><text:s/></text:span><text:span text:style-name="T76">· </text:span><text:span text:style-name="T15">:<text:tab/></text:span><text:span text:style-name="T16">This parameter is disabled. </text:span><text:span text:style-name="T77">May be added after a profile name to disable it locally.</text:span></text:p>
      <text:p text:style-name="P41">- <text:span text:style-name="T89">Hide</text:span><text:span text:style-name="T15">:<text:tab/></text:span><text:span text:style-name="T16">This parameter is disabled, </text:span><text:span text:style-name="T89">and will be “folded”</text:span></text:p>
      <text:p text:style-name="P40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35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35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34"/>
      <text:h text:style-name="Heading_20_4" text:outline-level="4"><text:bookmark-start text:name="__RefHeading___Toc3921_1109542999"/>History:<text:span text:style-name="T95"> </text:span><text:span text:style-name="T98">(informative)</text:span><text:bookmark-end text:name="__RefHeading___Toc3921_1109542999"/></text:h>
      <text:p text:style-name="P34">- <text:span text:style-name="T15">Current:<text:tab/></text:span>The <text:span text:style-name="T16">GUI</text:span><text:span text:style-name="T15"> content the last time the file was saved</text:span>.</text:p>
      <text:p text:style-name="P34">- <text:span text:style-name="T16">Last</text:span><text:span text:style-name="T15">:<text:tab/><text:tab/></text:span>The “<text:span text:style-name="T16">Current</text:span>”<text:span text:style-name="T15"> content </text:span><text:span text:style-name="T26">in the file,</text:span><text:span text:style-name="T15"> the last time </text:span><text:span text:style-name="T16">ROTP was started</text:span>.</text:p>
      <text:p text:style-name="P34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34">- <text:span text:style-name="T16">Default</text:span><text:span text:style-name="T15">:<text:tab/></text:span>The <text:span text:style-name="T16">internal default value, dependent on other modders choices</text:span>.</text:p>
      <text:p text:style-name="P34">- <text:span text:style-name="T16">Game</text:span><text:span text:style-name="T15">:<text:tab/><text:tab/></text:span>The <text:span text:style-name="T16">G</text:span><text:span text:style-name="T26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51"/>
      <text:p text:style-name="P51">Comments may be added after the “;” and will be kept.</text:p>
      <text:p text:style-name="P51"/>
      <text:p text:style-name="P54">If a parameter is left blank, it won’t be used.</text:p>
      <text:p text:style-name="P54"/>
      <text:p text:style-name="P51">“<text:span text:style-name="T18">Random</text:span>”: <text:span text:style-name="T19">A random value will be taken from the option list (option range for numeric)</text:span></text:p>
      <text:p text:style-name="P52"/>
      <text:p text:style-name="P52">“<text:span text:style-name="T19">Random” Option_A, Option_B: (ex: Random Silicoid, Sakkra)</text:span></text:p>
      <text:p text:style-name="P80"><text:tab/>A random value will be taken from the option list between Option_A and Option_B</text:p>
      <text:p text:style-name="P52"/>
      <text:p text:style-name="P52">“<text:span text:style-name="T19">Random” Value_A, Value_B: <text:s/>(ex: Random 0, 4)</text:span></text:p>
      <text:p text:style-name="P81"><text:tab/>A random value will be taken from the option list between Option(Value_A) and Option(Value_B)</text:p>
      <text:p text:style-name="P55"><text:tab/>Or between these two values for numeric</text:p>
      <text:p text:style-name="P53"/>
      <text:p text:style-name="P53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53"><text:soft-page-break/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53"/>
      <text:p text:style-name="P55">For a random choice between two value, repeat them twice: otherwise it’s a range! </text:p>
      <text:p text:style-name="P53"><text:tab/><text:span text:style-name="T20">Example: </text:span>“<text:span text:style-name="T19">Random” Option_A, Option_B, Option_A, Option_B:</text:span></text:p>
      <text:p text:style-name="P53"/>
      <text:h text:style-name="Heading_20_2" text:outline-level="2"><text:bookmark-start text:name="__RefHeading___Toc3923_1109542999"/><text:span text:style-name="T89">Hidden </text:span>Parameter<text:span text:style-name="T89">s</text:span><text:bookmark-end text:name="__RefHeading___Toc3923_1109542999"/></text:h>
      <text:p text:style-name="P130"><text:span text:style-name="T57">O</text:span><text:span text:style-name="T56">nce hidden, a parameter will appears that way.</text:span></text:p>
      <text:p text:style-name="P9">¦==== Parameter : PLAYER RACE -<text:span text:style-name="T89">Hide</text:span></text:p>
      <text:p text:style-name="P22"/>
      <text:p text:style-name="P105">To restore it, just remove the “-Hide” option, the default configuration will be restored.</text:p>
      <text:p text:style-name="P105">You may as well replace it with the new expected LOCAL ENABLE state:</text:p>
      <text:p text:style-name="P9">¦==== Parameter : PLAYER RACE -<text:span text:style-name="T89">Load</text:span></text:p>
      <text:h text:style-name="P141" text:outline-level="1"><text:bookmark-start text:name="__RefHeading___Toc1231_31669899141"/><text:span text:style-name="T86">Content</text:span><text:span text:style-name="T77"> of the i</text:span>nitial Profile<text:span text:style-name="T92">s</text:span>.cfg<text:bookmark-end text:name="__RefHeading___Toc1231_31669899141"/></text:h>
      <text:p text:style-name="P39"/>
      <text:p text:style-name="P7"/>
      <text:p text:style-name="P7"/>
      <text:p text:style-name="P7">; <text:tab/><text:tab/><text:tab/>EXTENDED PLAYER'S SETTINGS</text:p>
      <text:p text:style-name="P7">; -------------------------------------------------- </text:p>
      <text:p text:style-name="P7">; <text:s/></text:p>
      <text:p text:style-name="P7">; </text:p>
      <text:p text:style-name="P7">¦==== Parameter : PROFILES ACTIONS</text:p>
      <text:p text:style-name="P7">; Options <text:s text:c="6"/>: [Load, Surprise, Change, Savegui, Savegame, Saveinitial,</text:p>
      <text:p text:style-name="P7">; <text:s text:c="2"/>" " <text:s text:c="8"/>: Savedefault, Getgui, Getgame, Getinitial, Getdefault]</text:p>
      <text:p text:style-name="P7">; </text:p>
      <text:p text:style-name="P7">; Load <text:s text:c="9"/>= If the key "L" is pressed, this profile will change the GUI</text:p>
      <text:p text:style-name="P7">; Surprise <text:s text:c="5"/>= If the key "R" is pressed, this profile will change the GUI...</text:p>
      <text:p text:style-name="P7">; <text:s text:c="16"/>I use it to Randomize, but could be alternate load!</text:p>
      <text:p text:style-name="P7">; Change <text:s text:c="7"/>= If the key "X" is pressed in Load Menu, the loaded Game will be</text:p>
      <text:p text:style-name="P7">; <text:s text:c="16"/>changed</text:p>
      <text:p text:style-name="P7">; Savegui <text:s text:c="6"/>= When a Game is started or if the key "U" is pressed, this</text:p>
      <text:p text:style-name="P7">; <text:s text:c="16"/>profile will save the GUI settings</text:p>
      <text:p text:style-name="P7">; Savegame <text:s text:c="5"/>= When a Game is started, this profile will save the Game</text:p>
      <text:p text:style-name="P7">; <text:s text:c="16"/>settings</text:p>
      <text:p text:style-name="P7">; Saveinitial <text:s text:c="2"/>= When a Game is started or if the key "U" is pressed, this</text:p>
      <text:p text:style-name="P7">; <text:s text:c="16"/>profile will save the initial settings</text:p>
      <text:p text:style-name="P7">; Savedefault <text:s text:c="2"/>= When a Game is started or if the key "U" is pressed, this</text:p>
      <text:p text:style-name="P7">; <text:s text:c="16"/>profile will save the default settings</text:p>
      <text:p text:style-name="P7">; Getgui <text:s text:c="7"/>= When a Game is started or if the key "U" is pressed, non empty</text:p>
      <text:p text:style-name="P7">; <text:s text:c="16"/>parameters of this profile will save the GUI settings</text:p>
      <text:p text:style-name="P7">; Getgame <text:s text:c="6"/>= When a Game is started, non empty parameters of this profile</text:p>
      <text:p text:style-name="P7">; <text:s text:c="16"/>will save the Game settings</text:p>
      <text:p text:style-name="P7">; Getinitial <text:s text:c="3"/>= When a Game is started or if the key "U" is pressed, non empty</text:p>
      <text:p text:style-name="P7">; <text:s text:c="16"/>parameters of this profile will save the initial settings</text:p>
      <text:p text:style-name="P7">; Getdefault <text:s text:c="3"/>= When a Game is started or if the key "U" is pressed, non empty</text:p>
      <text:p text:style-name="P7">; <text:s text:c="16"/>parameters of this profile will save the default settings</text:p>
      <text:p text:style-name="P7">; </text:p>
      <text:p text:style-name="P7"/>
      <text:p text:style-name="P7">Continuation <text:s text:c="3"/>: SaveGui Load ; To retrieve the last session configuration. ..</text:p>
      <text:p text:style-name="P7"><text:s text:c="30"/>; Press "L" to load this profile</text:p>
      <text:p text:style-name="P7">MyConfig <text:s text:c="7"/>: Load <text:s text:c="7"/>; Adjust this manually, with your preferences</text:p>
      <text:p text:style-name="P7">ChangeGame <text:s text:c="5"/>: Change <text:s text:c="5"/>; This profile change Game When Loaded by ..</text:p>
      <text:p text:style-name="P7"><text:s text:c="30"/>; pressing "X", add SaveGui to be able to update ..</text:p>
      <text:p text:style-name="P7"><text:s text:c="30"/>; this profile from the GUI</text:p>
      <text:p text:style-name="P7">FullRandom <text:s text:c="5"/>: Surprise <text:s text:c="3"/>; All parameter preset to random! Load by ..</text:p>
      <text:p text:style-name="P7"><text:s text:c="30"/>; pressing "R", add or replace by Load to also ..</text:p>
      <text:p text:style-name="P7"><text:s text:c="30"/>; allow it to be loaded with "L"</text:p>
      <text:p text:style-name="P7">MyRandom <text:s text:c="7"/>: Surprise <text:s text:c="3"/>; For your customized random! Load by pressing ..</text:p>
      <text:p text:style-name="P7"><text:s text:c="30"/>; "R", add or replace by Load to also allow it to ..</text:p>
      <text:p text:style-name="P7"><text:s text:c="30"/>; be loaded with "L"</text:p>
      <text:p text:style-name="P7">Vanilla <text:s text:c="8"/>: SaveDefault ; remove the settings you don't want vanilla, ..</text:p>
      <text:p text:style-name="P7"><text:s text:c="30"/>; replace SaveDefault by GetDefault and Load to ..</text:p>
      <text:p text:style-name="P7"><text:s text:c="30"/>; keep some vanilla configuration</text:p>
      <text:p text:style-name="P7">LastWord· <text:s text:c="6"/>: Load Surprise ; For the parameters you never want to be ..</text:p>
      <text:p text:style-name="P7"><text:s text:c="30"/>; changed. Keep at the end of the list. The "·" ..</text:p>
      <text:p text:style-name="P7"><text:s text:c="30"/>; prevent it to be mistakenly changed</text:p>
      <text:p text:style-name="P7">; (---- The last loaded Win)</text:p>
      <text:p text:style-name="P7"/>
      <text:p text:style-name="P7">; <text:s/></text:p>
      <text:p text:style-name="P7">; --------- Races Game Options ---------</text:p>
      <text:p text:style-name="P7">; </text:p>
      <text:p text:style-name="P7"/>
      <text:p text:style-name="P7">¦==== Parameter : PLAYER RACE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Sakkra ¦ Last: <text:s/>¦ Initial: Sakkra ¦ Default: Sakkra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akkra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<text:s text:c="5"/>; Full random</text:p>
      <text:p text:style-name="P7">Vanilla <text:s text:c="8"/>: Sakkra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COLOR</text:p>
      <text:p text:style-name="P7">; Options <text:s text:c="6"/>: [Red, Green, Yellow, Blue, Orange, Purple, Aqua, Fuchsia,</text:p>
      <text:p text:style-name="P7">; <text:s text:c="2"/>" " <text:s text:c="8"/>: Brown, White, Lime, Grey, Plum, Light Blue, Mint, Olive]</text:p>
      <text:p text:style-name="P7">¦ History <text:s text:c="6"/>: Current: Red ¦ Last: <text:s/>¦ Initial: Red ¦ Default: Red ¦ Game: </text:p>
      <text:p text:style-name="P7">¦ LOCAL ENABLE <text:s/>: All <text:s text:c="8"/>; [No, All, Save, Load, Hide, ·]</text:p>
      <text:p text:style-name="P7"/>
      <text:p text:style-name="P7">Continuation <text:s text:c="3"/>: Re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Green, Lime ; 2 values = a range from option list</text:p>
      <text:p text:style-name="P7">Vanilla <text:s text:c="8"/>: Red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HOMEWORLD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Quick ¦ Last: <text:s/>¦ Initial: Quick ¦ Default: Quic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Quic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Quick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NAME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Al Bundy ¦ Last: <text:s/>¦ Initial: Al Bundy</text:p>
      <text:p text:style-name="P7">¦ History <text:s text:c="6"/>: Default: Al Bundy ¦ Game: </text:p>
      <text:p text:style-name="P7">¦ LOCAL ENABLE <text:s/>: All <text:s text:c="8"/>; [No, All, Save, Load, Hide, ·]</text:p>
      <text:p text:style-name="P7"/>
      <text:p text:style-name="P7">Continuation <text:s text:c="3"/>: Al Bundy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Al Bundy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Galaxy Options -------------</text:p>
      <text:p text:style-name="P7">; </text:p>
      <text:p text:style-name="P7"/>
      <text:p text:style-name="P7">¦==== Parameter : GALAXY SHAPE</text:p>
      <text:p text:style-name="P7">; Options <text:s text:c="6"/>: [Rectangle, Ellipse, Spiral, Text, Cluster, Swirlclusters,</text:p>
      <text:p text:style-name="P7">; <text:s text:c="2"/>" " <text:s text:c="8"/>: Grid, Spiralarms, Maze, Shuriken, Bullseye, Lorenz, Fractal]</text:p>
      <text:p text:style-name="P7">¦ History <text:s text:c="6"/>: Current: Rectangle ¦ Last: <text:s/>¦ Initial: Rectangle</text:p>
      <text:p text:style-name="P7">¦ History <text:s text:c="6"/>: Default: Rectangle ¦ Game: </text:p>
      <text:p text:style-name="P7">¦ LOCAL ENABLE <text:s/>: All <text:s text:c="8"/>; [No, All, Save, Load, Hide, ·]</text:p>
      <text:p text:style-name="P7"/>
      <text:p text:style-name="P7">Continuation <text:s text:c="3"/>: Rectangle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Rectangle, Ellipse, Spiral, Spiralarms ; a limited ..</text:p>
      <text:p text:style-name="P7"><text:s text:c="30"/>; choice</text:p>
      <text:p text:style-name="P7">Vanilla <text:s text:c="8"/>: Rectangle</text:p>
      <text:p text:style-name="P7">LastWord <text:s text:c="7"/>:</text:p>
      <text:p text:style-name="P7"/>
      <text:p text:style-name="P7"/>
      <text:p text:style-name="P7">¦==== Parameter : GALAXY SIZE</text:p>
      <text:p text:style-name="P7">; Options <text:s text:c="6"/>: [Tiny, Small, Small2, Average, Average2, Large, Large2, Huge,</text:p>
      <text:p text:style-name="P7">; <text:s text:c="2"/>" " <text:s text:c="8"/>: Huge2, Massive, Massive2, Massive3, Massive4, Massive5,</text:p>
      <text:p text:style-name="P7">; <text:s text:c="2"/>" " <text:s text:c="8"/>: Insane, Ludicrous, Maximum]</text:p>
      <text:p text:style-name="P7">¦ History <text:s text:c="6"/>: Current: Small ¦ Last: <text:s/>¦ Initial: Small ¦ Default: Smal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mal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<text:s text:c="12"/>; Nothing changed by this profile</text:p>
      <text:p text:style-name="P7">Vanilla <text:s text:c="8"/>: Small</text:p>
      <text:p text:style-name="P7">LastWord <text:s text:c="7"/>:</text:p>
      <text:p text:style-name="P7"/>
      <text:p text:style-name="P7"/>
      <text:p text:style-name="P7">¦==== Parameter : SHAPE RECTANGLE OPTION 1</text:p>
      <text:p text:style-name="P7">; Options <text:s text:c="6"/>: [Rectangle_0, Rectangle_1]</text:p>
      <text:p text:style-name="P7">¦ History <text:s text:c="6"/>: Current: Rectangle_0 ¦ Last: <text:s/>¦ Initial: Rectangl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ectangl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RECTANGLE OPTION 2</text:p>
      <text:p text:style-name="P7">; Options <text:s text:c="6"/>: [Void_0, Void_1, Void_2, Void_5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1</text:p>
      <text:p text:style-name="P7">; Options <text:s text:c="6"/>: [Ellipse_0, Ellipse_1, Ellipse_2, Ellipse_3, Ellipse_4,</text:p>
      <text:p text:style-name="P7">; <text:s text:c="2"/>" " <text:s text:c="8"/>: Symmetric]</text:p>
      <text:p text:style-name="P7">¦ History <text:s text:c="6"/>: Current: Ellipse_0 ¦ Last: <text:s/>¦ Initial: Ellips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Ellips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2</text:p>
      <text:p text:style-name="P7"><text:soft-page-break/>; Options <text:s text:c="6"/>: [Void_0, Void_1, Void_2, Void_3, Void_4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1</text:p>
      <text:p text:style-name="P7">; Options <text:s text:c="6"/>: [2_Arms, 3_Arms, 4_Arms, 5_Arms, 6_Arms, 7_Arms, 8_Arms,</text:p>
      <text:p text:style-name="P7">; <text:s text:c="2"/>" " <text:s text:c="8"/>: Symmetric]</text:p>
      <text:p text:style-name="P7">¦ History <text:s text:c="6"/>: Current: 2_Arms ¦ Last: <text:s/>¦ Initial: 2_Arms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2_Arm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2</text:p>
      <text:p text:style-name="P7">; Options <text:s text:c="6"/>: [Rotation_0, Rotation_1, Rotation_2, Rotation_3, Rotation_4,</text:p>
      <text:p text:style-name="P7">; <text:s text:c="2"/>" " <text:s text:c="8"/>: Rotation_5, Rotation_6]</text:p>
      <text:p text:style-name="P7">¦ History <text:s text:c="6"/>: Current: Rotation_0 ¦ Last: <text:s/>¦ Initial: Rotatio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otatio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1</text:p>
      <text:p text:style-name="P7">; Options <text:s text:c="6"/>: [Text_0, Text_1, Text_2]</text:p>
      <text:p text:style-name="P7">¦ History <text:s text:c="6"/>: Current: Text_0 ¦ Last: <text:s/>¦ Initial: Text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Text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2</text:p>
      <text:p text:style-name="P7">; Options <text:s text:c="6"/>: [1_Line, 2_Line, 3_Line]</text:p>
      <text:p text:style-name="P7">¦ History <text:s text:c="6"/>: Current: 1_Line ¦ Last: <text:s/>¦ Initial: 1_Line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_Li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</text:p>
      <text:p text:style-name="P7">LastWord <text:s text:c="7"/>:</text:p>
      <text:p text:style-name="P7"/>
      <text:p text:style-name="P7"/>
      <text:p text:style-name="P7">¦==== Parameter : SHAPE LORENZ OPTION 1</text:p>
      <text:p text:style-name="P7">; Options <text:s text:c="6"/>: [Lorenz_0, Lorenz_1]</text:p>
      <text:p text:style-name="P7">¦ History <text:s text:c="6"/>: Current: Lorenz_0 ¦ Last: <text:s/>¦ Initial: Lorenz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Lorenz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LORENZ OPTION 2</text:p>
      <text:p text:style-name="P7">; Options <text:s text:c="6"/>: [View_0, View_1, View_2]</text:p>
      <text:p text:style-name="P7">¦ History <text:s text:c="6"/>: Current: View_0 ¦ Last: <text:s/>¦ Initial: View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iew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1</text:p>
      <text:p text:style-name="P7">; Options <text:s text:c="6"/>: [Fractal_0, Fractal_1]</text:p>
      <text:p text:style-name="P7">¦ History <text:s text:c="6"/>: Current: Fractal_0 ¦ Last: <text:s/>¦ Initial: Fractal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Fractal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2</text:p>
      <text:p text:style-name="P7">; Options <text:s text:c="6"/>: [Option_A, Option_B, Option_C]</text:p>
      <text:p text:style-name="P7">¦ History <text:s text:c="6"/>: Current: Option_A ¦ Last: <text:s/>¦ Initial: Option_A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Option_A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MAZE OPTION 1</text:p>
      <text:p text:style-name="P7">; Options <text:s text:c="6"/>: [Maze_0, Maze_1, Maze_2]</text:p>
      <text:p text:style-name="P7">¦ History <text:s text:c="6"/>: Current: Maze_0 ¦ Last: <text:s/>¦ Initial: Maz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aze_0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HURIKEN OPTION 1</text:p>
      <text:p text:style-name="P7">; Options <text:s text:c="6"/>: [Shuriken_0, Shuriken_1, Shuriken_2]</text:p>
      <text:p text:style-name="P7">¦ History <text:s text:c="6"/>: Current: Shuriken_0 ¦ Last: <text:s/>¦ Initial: Shurike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hurike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BULLSEYE OPTION 1</text:p>
      <text:p text:style-name="P7">; Options <text:s text:c="6"/>: [Bullseye_0, Bullseye_1, Bullseye_2]</text:p>
      <text:p text:style-name="P7">¦ History <text:s text:c="6"/>: Current: Bullseye_0 ¦ Last: <text:s/>¦ Initial: Bullsey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Bullsey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GRID OPTION 1</text:p>
      <text:p text:style-name="P7">; Options <text:s text:c="6"/>: [Grid_0, Grid_1, Grid_2]</text:p>
      <text:p text:style-name="P7">¦ History <text:s text:c="6"/>: Current: Grid_0 ¦ Last: <text:s/>¦ Initial: Gr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Gr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CLUSTER OPTION 1</text:p>
      <text:p text:style-name="P7">; Options <text:s text:c="6"/>: [Cluster_0, Cluster_1, Cluster_2]</text:p>
      <text:p text:style-name="P7">¦ History <text:s text:c="6"/>: Current: Cluster_0 ¦ Last: <text:s/>¦ Initial: Cluster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luster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WIRLCLUSTERS OPTION 1</text:p>
      <text:p text:style-name="P7">; Options <text:s text:c="6"/>: [Swirlclusters_0, Swirlclusters_1, Swirlclusters_2]</text:p>
      <text:p text:style-name="P7">¦ History <text:s text:c="6"/>: Current: Swirlclusters_0 ¦ Last: <text:s/>¦ Initial: Swirlcluster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><text:soft-page-break/></text:p>
      <text:p text:style-name="P7">Continuation <text:s text:c="3"/>: Swirlcluster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ARMS OPTION 1</text:p>
      <text:p text:style-name="P7">; Options <text:s text:c="6"/>: [Spiralarms_0, Spiralarms_1, Spiralarms_2, Spiralarms_3,</text:p>
      <text:p text:style-name="P7">; <text:s text:c="2"/>" " <text:s text:c="8"/>: Spiralarms_4]</text:p>
      <text:p text:style-name="P7">¦ History <text:s text:c="6"/>: Current: Spiralarms_0 ¦ Last: <text:s/>¦ Initial: Spiralarm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piralarm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DIFFICULTY</text:p>
      <text:p text:style-name="P7">; Options <text:s text:c="6"/>: [Easiest, Easier, Easy, Normal, Hard, Harder, Hardest,</text:p>
      <text:p text:style-name="P7">; <text:s text:c="2"/>" " <text:s text:c="8"/>: Custom]</text:p>
      <text:p text:style-name="P7">¦ History <text:s text:c="6"/>: Current: Normal ¦ Last: <text:s/>¦ Initial: Normal ¦ Default: Easy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a range from option list</text:p>
      <text:p text:style-name="P7">Vanilla <text:s text:c="8"/>: Easy</text:p>
      <text:p text:style-name="P7">LastWord <text:s text:c="7"/>:</text:p>
      <text:p text:style-name="P7"/>
      <text:p text:style-name="P7"/>
      <text:p text:style-name="P7">¦==== Parameter : OPPONENT AI</text:p>
      <text:p text:style-name="P7">; Options <text:s text:c="6"/>: [Base, Xilmi, Cruel, Unfair, Random, Allrandom, Select]</text:p>
      <text:p text:style-name="P7">¦ History <text:s text:c="6"/>: Current: Cruel ¦ Last: <text:s/>¦ Initial: Cruel ¦ Default: Bas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rue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Base, Xilmi, Xilmi ; 2 chances to have Xilmi vs Base</text:p>
      <text:p text:style-name="P7">Vanilla <text:s text:c="8"/>: Base</text:p>
      <text:p text:style-name="P7">LastWord <text:s text:c="7"/>:</text:p>
      <text:p text:style-name="P7"/>
      <text:p text:style-name="P7"/>
      <text:p text:style-name="P7">¦==== Parameter : NB OPPONENTS</text:p>
      <text:p text:style-name="P7">; Options <text:s text:c="6"/>: [Min=0, Max=15, Rnd Low=1, Rnd Up=15]</text:p>
      <text:p text:style-name="P7">¦ History <text:s text:c="6"/>: Current: 4 ¦ Last: <text:s/>¦ Initial: 4 ¦ Default: 3 ¦ Game: </text:p>
      <text:p text:style-name="P7">¦ LOCAL ENABLE <text:s/>: All <text:s text:c="8"/>; [No, All, Save, Load, Hide, ·]</text:p>
      <text:p text:style-name="P7"/>
      <text:p text:style-name="P7">Continuation <text:s text:c="3"/>: 4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3, 6 ; a custom range</text:p>
      <text:p text:style-name="P7">Vanilla <text:s text:c="8"/>: 3</text:p>
      <text:p text:style-name="P7">LastWord <text:s text:c="7"/>:</text:p>
      <text:p text:style-name="P7"/>
      <text:p text:style-name="P7"/>
      <text:p text:style-name="P7">¦==== Parameter : GUI RACE FILTER</text:p>
      <text:p text:style-name="P7"><text:soft-page-break/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shown when you click on the selection</text:p>
      <text:p text:style-name="P7">; rectangl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AME RACE FILTER</text:p>
      <text:p text:style-name="P7"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used by the random generator when</text:p>
      <text:p text:style-name="P7">; starting a new gam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><text:soft-page-break/></text:p>
      <text:p text:style-name="P7">¦==== Parameter : GUI PRESET OPPONENT</text:p>
      <text:p text:style-name="P7">; <text:s/></text:p>
      <text:p text:style-name="P7">; To fill the opponent list or suggest random opponents from a list.</text:p>
      <text:p text:style-name="P7">; If option is empty, the opponent is not changed.</text:p>
      <text:p text:style-name="P7">; If the option is "null" the result is an empty rectangle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<text:s/>the opponent will be</text:p>
      <text:p text:style-name="P7">; selected from the given list.</text:p>
      <text:p text:style-name="P7">; If the list is shorter than the number of opponents and the last option is</text:p>
      <text:p text:style-name="P7">; random: this last option will be applied to the remaining opponents.</text:p>
      <text:p text:style-name="P7">; Otherwise the remaining opponents aren’t changed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START PRESET OPPONENT</text:p>
      <text:p text:style-name="P7">; <text:s/></text:p>
      <text:p text:style-name="P7">; To replace the random opponent generation when starting a new game.</text:p>
      <text:p text:style-name="P7">; If option is empty or null, the opponent will be randomly select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the opponent will be</text:p>
      <text:p text:style-name="P7">; selected from the given list.</text:p>
      <text:p text:style-name="P7">; If the list is shorter than the number of opponents, this last option will be</text:p>
      <text:p text:style-name="P7">; applied to the remaining opponents.When the maximum number of a type of</text:p>
      <text:p text:style-name="P7">; opponent (5) is reached, it’ll be removed from the list of allowed opponents.</text:p>
      <text:p text:style-name="P7">; When this list is empty, sorry, a forbidden race will be chosen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<text:soft-page-break/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UI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toggle when you click on the selection</text:p>
      <text:p text:style-name="P7">; rectangl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GAME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be used by the random generator when starting a</text:p>
      <text:p text:style-name="P7">; new gam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<text:soft-page-break/></text:p>
      <text:p text:style-name="P7">¦==== Parameter : GUI PRESET AI</text:p>
      <text:p text:style-name="P7">; <text:s/></text:p>
      <text:p text:style-name="P7">; To fill the AI opponent list or suggest random opponents AI from a list.</text:p>
      <text:p text:style-name="P7">; If option is empty, the opponent AI is not chang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AI FILTER</text:p>
      <text:p text:style-name="P7">; list.</text:p>
      <text:p text:style-name="P7">; If the option is "GAME" the opponent will be selected from the GAME AI FILTER</text:p>
      <text:p text:style-name="P7">; list.</text:p>
      <text:p text:style-name="P7">; If the option is "random AI_1, AI_2, AI_N" <text:s/>the AI will be selected from the</text:p>
      <text:p text:style-name="P7">; given list.</text:p>
      <text:p text:style-name="P7">; If the list is shorter than the number of opponents, the last option will be</text:p>
      <text:p text:style-name="P7">; applied to the remaining AI.The AI list must be written using "/" as</text:p>
      <text:p text:style-name="P7">;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START PRESET AI</text:p>
      <text:p text:style-name="P7">; <text:s/></text:p>
      <text:p text:style-name="P7">; To replace the random opponent AI generation when starting a new game.</text:p>
      <text:p text:style-name="P7">; If option is empty, the opponent AI will be randomly selected.</text:p>
      <text:p text:style-name="P7">; If the option is "random" the opponent AI will be selected from the full AI</text:p>
      <text:p text:style-name="P7">; list.</text:p>
      <text:p text:style-name="P7">; If the option is "GUI" the opponent AI will be selected from the GUI AI</text:p>
      <text:p text:style-name="P7">; FILTER list.</text:p>
      <text:p text:style-name="P7">; If the option is "GAME" the opponent AI will be selected from the GAME AI</text:p>
      <text:p text:style-name="P7">; FILTER list.</text:p>
      <text:p text:style-name="P7">; If the option is "random AI_1, AI_2, AI_N the opponent AI will be selected</text:p>
      <text:p text:style-name="P7">; from the given list.</text:p>
      <text:p text:style-name="P7">; If the list is shorter than the number of AI, the last option will be applied</text:p>
      <text:p text:style-name="P7">; to the remaining AI.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; <text:s/></text:p>
      <text:p text:style-name="P7">; ----------- Advanced Game Options -----------</text:p>
      <text:p text:style-name="P7">; </text:p>
      <text:p text:style-name="P7"/>
      <text:p text:style-name="P7">¦==== Parameter : GALAXY AGE</text:p>
      <text:p text:style-name="P7">; Options <text:s text:c="6"/>: [Young, Normal, Old]</text:p>
      <text:p text:style-name="P7">¦ History <text:s text:c="6"/>: Current: Normal ¦ Last: <text:s/>¦ Initial: Normal ¦ Default: Normal</text:p>
      <text:p text:style-name="P7"><text:soft-page-break/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Young, Young, Old, Old ; Only 2 choices... Not a range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STAR DENS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NEBULAE</text:p>
      <text:p text:style-name="P7">; Options <text:s text:c="6"/>: [None, Rare, Uncommon, Normal, Common, Frequen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Range = Rare .. Common (first option = 0)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PLANET QUALITY</text:p>
      <text:p text:style-name="P7">; Options <text:s text:c="6"/>: [Normal, Larger, Richer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RRAFORMING</text:p>
      <text:p text:style-name="P7">; Options <text:s text:c="6"/>: [Normal, Reduced, None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<text:soft-page-break/>¦==== Parameter : RANDOM EVENTS</text:p>
      <text:p text:style-name="P7">; Options <text:s text:c="6"/>: [On, Monsters, Off]</text:p>
      <text:p text:style-name="P7">¦ History <text:s text:c="6"/>: Current: Monsters ¦ Last: <text:s/>¦ Initial: Monsters ¦ Default: On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onster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On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I HOSTIL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0, 3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COUNCIL</text:p>
      <text:p text:style-name="P7">; Options <text:s text:c="6"/>: [Immediate, Rebels, None]</text:p>
      <text:p text:style-name="P7">¦ History <text:s text:c="6"/>: Current: Rebels ¦ Last: <text:s/>¦ Initial: Rebels ¦ Default: Rebels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Rebel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Rebel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RANDOMIZE AI</text:p>
      <text:p text:style-name="P7">; Options <text:s text:c="6"/>: [None, Personality, Ability, Both]</text:p>
      <text:p text:style-name="P7"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/>
      <text:p text:style-name="P7"/>
      <text:p text:style-name="P7">¦==== Parameter : AUTOPLAY</text:p>
      <text:p text:style-name="P7">; Options <text:s text:c="6"/>: [Off, Base, Xilmi, Cruel, Random]</text:p>
      <text:p text:style-name="P7">¦ History <text:s text:c="6"/>: Current: Off ¦ Last: <text:s/>¦ Initial: Off ¦ Default: Off ¦ Game: </text:p>
      <text:p text:style-name="P7">¦ LOCAL ENABLE <text:s/>: All <text:s text:c="8"/>; [No, All, Save, Load, Hide, ·]</text:p>
      <text:p text:style-name="P7"/>
      <text:p text:style-name="P7">Continuation <text:s text:c="3"/>: Off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 Off</text:p>
      <text:p text:style-name="P7">LastWord <text:s text:c="7"/>: Off <text:s text:c="8"/>; Only activated thru GUI</text:p>
      <text:p text:style-name="P7"/>
      <text:p text:style-name="P7"/>
      <text:p text:style-name="P7">¦==== Parameter : RESEARCH</text:p>
      <text:p text:style-name="P7">; Options <text:s text:c="6"/>: [Normal, Slow, Slower, Slowest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WARP SPEED</text:p>
      <text:p text:style-name="P7">; Options <text:s text:c="6"/>: [Normal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FUEL RANGE</text:p>
      <text:p text:style-name="P7">; Options <text:s text:c="6"/>: [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CH TRADING</text:p>
      <text:p text:style-name="P7">; Options <text:s text:c="6"/>: [Yes, Allies, No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OLONIZING</text:p>
      <text:p text:style-name="P7">; Options <text:s text:c="6"/>: [Normal, Restricted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Modnar's Options -------------</text:p>
      <text:p text:style-name="P7">; </text:p>
      <text:p text:style-name="P7"/>
      <text:p text:style-name="P7">¦==== Parameter : ALWAYS STAR GATES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YES <text:s text:c="8"/>; Not Random!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LWAYS THORIUM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HALLENGE MODE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BATTLE SCOU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OMPANION WORLDS</text:p>
      <text:p text:style-name="P7">; Options <text:s text:c="6"/>: [Min=-4, Max=6, Rnd Low=-4, Rnd Up=6]</text:p>
      <text:p text:style-name="P7">¦ History <text:s text:c="6"/>: Current: 3 ¦ Last: <text:s/>¦ Initial: 3 ¦ Default: 0 ¦ Game: </text:p>
      <text:p text:style-name="P7"><text:soft-page-break/>¦ LOCAL ENABLE <text:s/>: All <text:s text:c="8"/>; [No, All, Save, Load, Hide, ·]</text:p>
      <text:p text:style-name="P7"/>
      <text:p text:style-name="P7">Continuation <text:s text:c="3"/>: 3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LastWord <text:s text:c="7"/>:</text:p>
      <text:p text:style-name="P7"/>
      <text:p text:style-name="P7"/>
      <text:p text:style-name="P7">¦==== Parameter : RANDOM TECH STAR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USTOM DIFFICULTY</text:p>
      <text:p text:style-name="P7">; Options <text:s text:c="6"/>: [Min=20, Max=500, Rnd Low=20, Rnd Up=500]</text:p>
      <text:p text:style-name="P7">¦ History <text:s text:c="6"/>: Current: 329 ¦ Last: <text:s/>¦ Initial: 329 ¦ Default: 100 ¦ Game: </text:p>
      <text:p text:style-name="P7">¦ LOCAL ENABLE <text:s/>: All <text:s text:c="8"/>; [No, All, Save, Load, Hide, ·]</text:p>
      <text:p text:style-name="P7"/>
      <text:p text:style-name="P7">Continuation <text:s text:c="3"/>: 329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DYNAMIC DIFFICULTY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ISSILE SIZE MODIFIER</text:p>
      <text:p text:style-name="P7">; Options <text:s text:c="6"/>: [Min=0.1, Max=1.0, Rnd Low=0.1, Rnd Up=1.0]</text:p>
      <text:p text:style-name="P7">¦ History <text:s text:c="6"/>: Current: 1.0 ¦ Last: <text:s/>¦ Initial: 1.0 ¦ Default: 0.66 ¦ Game: </text:p>
      <text:p text:style-name="P7">¦ LOCAL ENABLE <text:s/>: All <text:s text:c="8"/>; [No, All, Save, Load, Hide, ·]</text:p>
      <text:p text:style-name="P7"/>
      <text:p text:style-name="P7">Continuation <text:s text:c="3"/>: 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.66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S</text:p>
      <text:p text:style-name="P7">; Options <text:s text:c="6"/>: [None, Ai, Player, None]</text:p>
      <text:p text:style-name="P7"><text:soft-page-break/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 TURNS</text:p>
      <text:p text:style-name="P7">; Options <text:s text:c="6"/>: [Min=0, Max=100, Rnd Low=0, Rnd Up=100]</text:p>
      <text:p text:style-name="P7">¦ History <text:s text:c="6"/>: Current: 100 ¦ Last: <text:s/>¦ Initial: 100 ¦ Default: 100 ¦ Game: </text:p>
      <text:p text:style-name="P7">¦ LOCAL ENABLE <text:s/>: All <text:s text:c="8"/>; [No, All, Save, Load, Hide, ·]</text:p>
      <text:p text:style-name="P7"/>
      <text:p text:style-name="P7">Continuation <text:s text:c="3"/>: 10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>; <text:s/></text:p>
      <text:p text:style-name="P7">; ------------- Governor Options -------------</text:p>
      <text:p text:style-name="P7">; <text:s/></text:p>
      <text:p text:style-name="P7">; </text:p>
      <text:p text:style-name="P7"/>
      <text:p text:style-name="P7">¦==== Parameter : GOVERNOR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AUTOSPEND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DEFAULT MAX BASES</text:p>
      <text:p text:style-name="P7">; Options <text:s text:c="6"/>: [Min=0, Max=0, Rnd Low=0, Rnd Up=0]</text:p>
      <text:p text:style-name="P7">¦ History <text:s text:c="6"/>: Current: 0 ¦ Last: <text:s/>¦ Initial: 0 ¦ Default: 0 ¦ Game: </text:p>
      <text:p text:style-name="P7">¦ LOCAL ENABLE <text:s/>: All <text:s text:c="8"/>; [No, All, Save, Load, Hide, ·]</text:p>
      <text:p text:style-name="P7"/>
      <text:p text:style-name="P7">Continuation <text:s text:c="3"/>: 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<text:soft-page-break/>LastWord <text:s text:c="7"/>:</text:p>
      <text:p text:style-name="P7"/>
      <text:p text:style-name="P7"/>
      <text:p text:style-name="P7">¦==== Parameter : DIVERT EXCESS TO RESEARCH</text:p>
      <text:p text:style-name="P7">; Options <text:s text:c="6"/>: [YES, NO, TRUE, FALSE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/>
      <text:p text:style-name="P7">; <text:s/></text:p>
      <text:p text:style-name="P7">; ------------- Broken Registry Options -------------</text:p>
      <text:p text:style-name="P7">; </text:p>
      <text:p text:style-name="P7"/>
      <text:p text:style-name="P7">¦==== Parameter : FLAG COLOR ORDER</text:p>
      <text:p text:style-name="P7">; <text:s/></text:p>
      <text:p text:style-name="P7">; This setting will change scrolling order of the star flags in the galaxy map</text:p>
      <text:p text:style-name="P7">; List lenght may be shortened. by removing some colors</text:p>
      <text:p text:style-name="P7">; If you remove the "None" one, it will still be available on reset</text:p>
      <text:p text:style-name="P7">; </text:p>
      <text:p text:style-name="P7">; Options <text:s text:c="6"/>: [None, White, Red, Blue, Green, Yellow, Aqua, Orange, Light</text:p>
      <text:p text:style-name="P7">; <text:s text:c="2"/>" " <text:s text:c="8"/>: Blue, Purple, Pink]</text:p>
      <text:p text:style-name="P7">¦ History <text:s text:c="6"/>: Current: NONE/WHITE/RED/BLUE/GREEN/YELLOW/AQUA/ORANGE/LIGHT BLUE/PURPLE/PINK</text:p>
      <text:p text:style-name="P7">¦ History <text:s text:c="6"/>: Last: </text:p>
      <text:p text:style-name="P7">¦ History <text:s text:c="6"/>: Initial: NONE/WHITE/RED/BLUE/GREEN/YELLOW/AQUA/ORANGE/LIGHT BLUE/PURPLE/PINK</text:p>
      <text:p text:style-name="P7">¦ History <text:s text:c="6"/>: Default: NONE/WHITE/RED/BLUE/GREEN/YELLOW/AQUA/ORANGE/LIGHT BLUE/PURPLE/PIN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/WHITE/RED/BLUE/GREEN/YELLOW/AQUA/ORANGE/LIGHT ..</text:p>
      <text:p text:style-name="P7"><text:s text:c="16"/>; BLUE/PURPLE/PIN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/WHITE/RED/BLUE/GREEN/YELLOW/AQUA/ORANGE/LIGHT ..</text:p>
      <text:p text:style-name="P7"><text:s text:c="16"/>; BLUE/PURPLE/PINK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AXIMIZE EMPIRES SPACING</text:p>
      <text:p text:style-name="P7">; <text:s/></text:p>
      <text:p text:style-name="P7">; I don’t like being squeezed in a corned in big map with few opponents...</text:p>
      <text:p text:style-name="P7">; With this option activated, the space between every empire will be maximized.</text:p>
      <text:p text:style-name="P7">; 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PREF STARS PER EMPIRE</text:p>
      <text:p text:style-name="P7">; <text:s/></text:p>
      <text:p text:style-name="P7">; Preferred number of stars around every empires. This parameter will affect</text:p>
      <text:p text:style-name="P7">; the default selected number of opponents, also depend on the size of the</text:p>
      <text:p text:style-name="P7">; galaxy.</text:p>
      <text:p text:style-name="P7">; This parameter will be disabled as soon as a number of opponents is chosen.</text:p>
      <text:p text:style-name="P7">; </text:p>
      <text:p text:style-name="P7"><text:soft-page-break/>; Options <text:s text:c="6"/>: [Min=0, Max=1000000, Rnd Low=16, Rnd Up=24]</text:p>
      <text:p text:style-name="P7">¦ History <text:s text:c="6"/>: Current: 16 ¦ Last: <text:s/>¦ Initial: 16 ¦ Default: 16 ¦ Game: </text:p>
      <text:p text:style-name="P7">¦ LOCAL ENABLE <text:s/>: All <text:s text:c="8"/>; [No, All, Save, Load, Hide, ·]</text:p>
      <text:p text:style-name="P7"/>
      <text:p text:style-name="P7">Continuation <text:s text:c="3"/>: 16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6</text:p>
      <text:p text:style-name="P7">LastWord <text:s text:c="7"/>:</text:p>
      <text:p text:style-name="P7"/>
      <text:p text:style-name="P7"/>
      <text:p text:style-name="P7">¦==== Parameter : MIN STARS PER EMPIRE</text:p>
      <text:p text:style-name="P7">; <text:s/></text:p>
      <text:p text:style-name="P7">; Minimum number of stars around every empires.</text:p>
      <text:p text:style-name="P7">; <text:s/>This parameter will affect the maximum number of allowed opponents, also</text:p>
      <text:p text:style-name="P7">; depend on the size of the galaxy.</text:p>
      <text:p text:style-name="P7">; </text:p>
      <text:p text:style-name="P7">; Options <text:s text:c="6"/>: [Min=0, Max=1000000, Rnd Low=4, Rnd Up=16]</text:p>
      <text:p text:style-name="P7">¦ History <text:s text:c="6"/>: Current: 8 ¦ Last: <text:s/>¦ Initial: 8 ¦ Default: 8 ¦ Game: </text:p>
      <text:p text:style-name="P7">¦ LOCAL ENABLE <text:s/>: All <text:s text:c="8"/>; [No, All, Save, Load, Hide, ·]</text:p>
      <text:p text:style-name="P7"/>
      <text:p text:style-name="P7">Continuation <text:s text:c="3"/>: 8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8</text:p>
      <text:p text:style-name="P7">LastWord <text:s text:c="7"/>:</text:p>
      <text:p text:style-name="P7"/>
      <text:p text:style-name="P7"/>
      <text:p text:style-name="P7">¦==== Parameter : STAR TYPE PROBABILITY</text:p>
      <text:p text:style-name="P7">; Options <text:s text:c="6"/>: [Red, Orange, Yellow, Blue, White, Purple]</text:p>
      <text:p text:style-name="P7">¦ History <text:s text:c="6"/>: Current: 1.0/1.0/1.0/1.0/1.0/1.0 ¦ Last: </text:p>
      <text:p text:style-name="P7">¦ History <text:s text:c="6"/>: Initial: 1.0/1.0/1.0/1.0/1.0/1.0</text:p>
      <text:p text:style-name="P7">¦ History <text:s text:c="6"/>: Default: 1.0/1.0/1.0/1.0/1.0/1.0 ¦ Game: </text:p>
      <text:p text:style-name="P7">¦ LOCAL ENABLE <text:s/>: All <text:s text:c="8"/>; [No, All, Save, Load, Hide, ·]</text:p>
      <text:p text:style-name="P7"/>
      <text:p text:style-name="P7">Continuation <text:s text:c="3"/>: 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</text:p>
      <text:p text:style-name="P7">LastWord <text:s text:c="7"/>:</text:p>
      <text:p text:style-name="P7"/>
      <text:p text:style-name="P7"/>
      <text:p text:style-name="P7">¦==== Parameter : PLANET TYPE PROBABILITY GLOBAL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RED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<text:soft-page-break/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ORANG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YELLOW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BLU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WHITE</text:p>
      <text:p text:style-name="P7"><text:soft-page-break/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PURPL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 style:contextual-spacing="false"/>
      <style:text-properties fo:font-size="10pt" fo:font-style="italic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text-transform="uppercase" fo:font-size="9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7-27T15:13:41.495000000</dc:date>
    <meta:editing-duration>PT10H39M1S</meta:editing-duration>
    <meta:editing-cycles>60</meta:editing-cycles>
    <meta:generator>LibreOffice/7.3.4.2$Windows_X86_64 LibreOffice_project/728fec16bd5f605073805c3c9e7c4212a0120dc5</meta:generator>
    <meta:document-statistic meta:table-count="0" meta:image-count="0" meta:object-count="0" meta:page-count="33" meta:paragraph-count="1657" meta:word-count="10903" meta:character-count="72758" meta:non-whitespace-character-count="55825"/>
  </office:meta>
</office:document-meta>
</file>